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3" style:family="table">
      <style:table-properties style:width="4.6cm" table:align="left"/>
    </style:style>
    <style:style style:name="Tabela3.A" style:family="table-column">
      <style:table-column-properties style:column-width="2.395cm"/>
    </style:style>
    <style:style style:name="Tabela3.B" style:family="table-column">
      <style:table-column-properties style:column-width="2.205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8.805cm" table:align="left"/>
    </style:style>
    <style:style style:name="Tabela4.A" style:family="table-column">
      <style:table-column-properties style:column-width="4.807cm"/>
    </style:style>
    <style:style style:name="Tabela4.B" style:family="table-column">
      <style:table-column-properties style:column-width="3.99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8.805cm" table:align="left"/>
    </style:style>
    <style:style style:name="Tabela5.A" style:family="table-column">
      <style:table-column-properties style:column-width="4.807cm"/>
    </style:style>
    <style:style style:name="Tabela5.B" style:family="table-column">
      <style:table-column-properties style:column-width="3.99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b9021" officeooo:paragraph-rsid="000b9021" fo:background-color="transparen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e3131" officeooo:paragraph-rsid="000e3131" fo:background-color="transparen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f9100" officeooo:paragraph-rsid="000f9100" fo:background-color="transparen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f9100" officeooo:paragraph-rsid="001020a4" fo:background-color="transparen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11025" officeooo:paragraph-rsid="00111025" fo:background-color="transparen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paragraph-rsid="004ada9d" fo:background-color="transparen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f9100" officeooo:paragraph-rsid="000f9100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01a92" officeooo:paragraph-rsid="00101a92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11025" officeooo:paragraph-rsid="00111025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020a4" officeooo:paragraph-rsid="0011ecc4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1ecc4" officeooo:paragraph-rsid="001c527d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2c5a6" officeooo:paragraph-rsid="0012c5a6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44fed" officeooo:paragraph-rsid="00144fed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452bb" officeooo:paragraph-rsid="001452bb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634f6" officeooo:paragraph-rsid="001634f6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6bf87" officeooo:paragraph-rsid="0016bf87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83c55" officeooo:paragraph-rsid="00183c55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a1b28" officeooo:paragraph-rsid="001a1b28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ae507" officeooo:paragraph-rsid="001ae507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fb153" officeooo:paragraph-rsid="001fb153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fb153" officeooo:paragraph-rsid="002282a4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00000" style:font-name="Courier New" fo:font-size="12pt" fo:font-weight="normal" officeooo:rsid="001fb153" officeooo:paragraph-rsid="00214cb5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style:font-name="Courier New" fo:font-size="12pt" fo:font-weight="normal" officeooo:rsid="00214cb5" officeooo:paragraph-rsid="00214cb5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282a4" officeooo:paragraph-rsid="001fb153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style:font-name="Courier New" fo:font-size="12pt" fo:font-weight="normal" officeooo:rsid="002282a4" officeooo:paragraph-rsid="002282a4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45c50" officeooo:paragraph-rsid="00245c50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61b83" officeooo:paragraph-rsid="00261b83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6223e" officeooo:paragraph-rsid="0026223e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681ba" officeooo:paragraph-rsid="002681ba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6f56a" officeooo:paragraph-rsid="0026f56a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91f52" officeooo:paragraph-rsid="00291f52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a4aa5" officeooo:paragraph-rsid="002a4aa5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b2507" officeooo:paragraph-rsid="002b2507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c6932" officeooo:paragraph-rsid="002c6932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da822" officeooo:paragraph-rsid="002da822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f0e1e" officeooo:paragraph-rsid="002f0e1e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072ab" officeooo:paragraph-rsid="003072ab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15f0f" officeooo:paragraph-rsid="00315f0f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17731" officeooo:paragraph-rsid="00317731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d4648" officeooo:paragraph-rsid="003d4648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e4118" officeooo:paragraph-rsid="003e4118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052b3" officeooo:paragraph-rsid="004052b3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e70c3" officeooo:paragraph-rsid="003e70c3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ee881" officeooo:paragraph-rsid="003e70c3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38313" officeooo:paragraph-rsid="004052b3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5c432" officeooo:paragraph-rsid="0045c432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5c432" officeooo:paragraph-rsid="00468862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68862" officeooo:paragraph-rsid="00468862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7f3b8" officeooo:paragraph-rsid="0047f3b8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87c8c" officeooo:paragraph-rsid="00487c8c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98c61" officeooo:paragraph-rsid="00498c61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a3293" officeooo:paragraph-rsid="004a3293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b3aa7" officeooo:paragraph-rsid="004b3aa7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d995c" officeooo:paragraph-rsid="004d995c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edf4e" officeooo:paragraph-rsid="004edf4e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f455f" officeooo:paragraph-rsid="004f455f" fo:background-color="transparent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522cf2" officeooo:paragraph-rsid="00522cf2" fo:background-color="transparent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ada9d" officeooo:paragraph-rsid="004ada9d" fo:background-color="transparent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529177" officeooo:paragraph-rsid="00529177" fo:background-color="transparent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b3aa7" officeooo:paragraph-rsid="004b3aa7" fo:background-color="transparent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solid" style:text-underline-width="auto" style:text-underline-color="font-color" fo:font-weight="bold" officeooo:rsid="000f9100" officeooo:paragraph-rsid="000f9100" fo:background-color="transparent" style:font-size-asian="12pt" style:font-weight-asian="bold" style:font-size-complex="12pt" style:font-weight-complex="bold"/>
    </style:style>
    <style:style style:name="P62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solid" style:text-underline-width="auto" style:text-underline-color="font-color" fo:font-weight="bold" officeooo:rsid="000e3131" officeooo:paragraph-rsid="000e3131" fo:background-color="transparent" style:font-size-asian="12pt" style:font-weight-asian="bold" style:font-size-complex="12pt" style:font-weight-complex="bold"/>
    </style:style>
    <style:style style:name="P63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solid" style:text-underline-width="auto" style:text-underline-color="font-color" fo:font-weight="bold" officeooo:rsid="003ee881" officeooo:paragraph-rsid="003ee881" fo:background-color="transparent" style:font-size-asian="12pt" style:font-weight-asian="bold" style:font-size-complex="12pt" style:font-weight-complex="bold"/>
    </style:style>
    <style:style style:name="P64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solid" style:text-underline-width="auto" style:text-underline-color="font-color" fo:font-weight="bold" officeooo:rsid="003ee881" officeooo:paragraph-rsid="004069f5" fo:background-color="transparent" style:font-size-asian="12pt" style:font-weight-asian="bold" style:font-size-complex="12pt" style:font-weight-complex="bold"/>
    </style:style>
    <style:style style:name="P65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020a4" officeooo:paragraph-rsid="001020a4" fo:background-color="transparent" style:font-size-asian="12pt" style:font-weight-asian="bold" style:font-size-complex="12pt" style:font-weight-complex="bold"/>
    </style:style>
    <style:style style:name="P66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01a92" officeooo:paragraph-rsid="00101a92" fo:background-color="transparent" style:font-size-asian="12pt" style:font-weight-asian="bold" style:font-size-complex="12pt" style:font-weight-complex="bold"/>
    </style:style>
    <style:style style:name="P67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1ecc4" officeooo:paragraph-rsid="0011ecc4" fo:background-color="transparent" style:font-size-asian="12pt" style:font-weight-asian="bold" style:font-size-complex="12pt" style:font-weight-complex="bold"/>
    </style:style>
    <style:style style:name="P68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44fed" officeooo:paragraph-rsid="00144fed" fo:background-color="transparent" style:font-size-asian="12pt" style:font-weight-asian="bold" style:font-size-complex="12pt" style:font-weight-complex="bold"/>
    </style:style>
    <style:style style:name="P69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83c55" officeooo:paragraph-rsid="00183c55" fo:background-color="transparent" style:font-size-asian="12pt" style:font-weight-asian="bold" style:font-size-complex="12pt" style:font-weight-complex="bold"/>
    </style:style>
    <style:style style:name="P70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c527d" officeooo:paragraph-rsid="001c527d" fo:background-color="transparent" style:font-size-asian="12pt" style:font-weight-asian="bold" style:font-size-complex="12pt" style:font-weight-complex="bold"/>
    </style:style>
    <style:style style:name="P71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ae507" officeooo:paragraph-rsid="001ae507" fo:background-color="transparent" style:font-size-asian="12pt" style:font-weight-asian="bold" style:font-size-complex="12pt" style:font-weight-complex="bold"/>
    </style:style>
    <style:style style:name="P72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e4e5e" officeooo:paragraph-rsid="002282a4" fo:background-color="transparent" style:font-size-asian="12pt" style:font-weight-asian="bold" style:font-size-complex="12pt" style:font-weight-complex="bold"/>
    </style:style>
    <style:style style:name="P73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fb153" officeooo:paragraph-rsid="002282a4" fo:background-color="transparent" style:font-size-asian="12pt" style:font-weight-asian="bold" style:font-size-complex="12pt" style:font-weight-complex="bold"/>
    </style:style>
    <style:style style:name="P74" style:family="paragraph" style:parent-style-name="Standard">
      <style:paragraph-properties fo:text-align="center" style:justify-single-word="false"/>
      <style:text-properties fo:color="#000000" style:font-name="Courier New" fo:font-size="12pt" fo:font-weight="bold" officeooo:rsid="001fb153" officeooo:paragraph-rsid="00214cb5" fo:background-color="transparent" style:font-size-asian="12pt" style:font-weight-asian="bold" style:font-size-complex="12pt" style:font-weight-complex="bold"/>
    </style:style>
    <style:style style:name="P75" style:family="paragraph" style:parent-style-name="Standard">
      <style:paragraph-properties fo:text-align="center" style:justify-single-word="false"/>
      <style:text-properties fo:color="#000000" style:font-name="Courier New" fo:font-size="12pt" fo:font-weight="bold" officeooo:rsid="002282a4" officeooo:paragraph-rsid="002282a4" fo:background-color="transparent" style:font-size-asian="12pt" style:font-weight-asian="bold" style:font-size-complex="12pt" style:font-weight-complex="bold"/>
    </style:style>
    <style:style style:name="P76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261b83" officeooo:paragraph-rsid="00261b83" fo:background-color="transparent" style:font-size-asian="12pt" style:font-weight-asian="bold" style:font-size-complex="12pt" style:font-weight-complex="bold"/>
    </style:style>
    <style:style style:name="P77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261b83" officeooo:paragraph-rsid="0026223e" fo:background-color="transparent" style:font-size-asian="12pt" style:font-weight-asian="bold" style:font-size-complex="12pt" style:font-weight-complex="bold"/>
    </style:style>
    <style:style style:name="P78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2681ba" officeooo:paragraph-rsid="002681ba" fo:background-color="transparent" style:font-size-asian="12pt" style:font-weight-asian="bold" style:font-size-complex="12pt" style:font-weight-complex="bold"/>
    </style:style>
    <style:style style:name="P79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2a4aa5" officeooo:paragraph-rsid="002a4aa5" fo:background-color="transparent" style:font-size-asian="12pt" style:font-weight-asian="bold" style:font-size-complex="12pt" style:font-weight-complex="bold"/>
    </style:style>
    <style:style style:name="P80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15f0f" officeooo:paragraph-rsid="00315f0f" fo:background-color="transparent" style:font-size-asian="12pt" style:font-weight-asian="bold" style:font-size-complex="12pt" style:font-weight-complex="bold"/>
    </style:style>
    <style:style style:name="P81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167e2" officeooo:paragraph-rsid="003167e2" fo:background-color="transparent" style:font-size-asian="12pt" style:font-weight-asian="bold" style:font-size-complex="12pt" style:font-weight-complex="bold"/>
    </style:style>
    <style:style style:name="P82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17731" officeooo:paragraph-rsid="00317731" fo:background-color="transparent" style:font-size-asian="12pt" style:font-weight-asian="bold" style:font-size-complex="12pt" style:font-weight-complex="bold"/>
    </style:style>
    <style:style style:name="P83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e4118" officeooo:paragraph-rsid="003e4118" fo:background-color="transparent" style:font-size-asian="12pt" style:font-weight-asian="bold" style:font-size-complex="12pt" style:font-weight-complex="bold"/>
    </style:style>
    <style:style style:name="P84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e70c3" officeooo:paragraph-rsid="003e70c3" fo:background-color="transparent" style:font-size-asian="12pt" style:font-weight-asian="bold" style:font-size-complex="12pt" style:font-weight-complex="bold"/>
    </style:style>
    <style:style style:name="P85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4069f5" officeooo:paragraph-rsid="004069f5" fo:background-color="transparent" style:font-size-asian="12pt" style:font-weight-asian="bold" style:font-size-complex="12pt" style:font-weight-complex="bold"/>
    </style:style>
    <style:style style:name="P86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4069f5" officeooo:paragraph-rsid="0043d421" fo:background-color="transparent" style:font-size-asian="12pt" style:font-weight-asian="bold" style:font-size-complex="12pt" style:font-weight-complex="bold"/>
    </style:style>
    <style:style style:name="P87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45c432" officeooo:paragraph-rsid="0045c432" fo:background-color="transparent" style:font-size-asian="12pt" style:font-weight-asian="bold" style:font-size-complex="12pt" style:font-weight-complex="bold"/>
    </style:style>
    <style:style style:name="P88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45c432" officeooo:paragraph-rsid="00468862" fo:background-color="transparent" style:font-size-asian="12pt" style:font-weight-asian="bold" style:font-size-complex="12pt" style:font-weight-complex="bold"/>
    </style:style>
    <style:style style:name="P89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498c61" officeooo:paragraph-rsid="00498c61" fo:background-color="transparent" style:font-size-asian="12pt" style:font-weight-asian="bold" style:font-size-complex="12pt" style:font-weight-complex="bold"/>
    </style:style>
    <style:style style:name="P90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4ada9d" officeooo:paragraph-rsid="004ada9d" fo:background-color="transparent" style:font-size-asian="12pt" style:font-weight-asian="bold" style:font-size-complex="12pt" style:font-weight-complex="bold"/>
    </style:style>
    <style:style style:name="P91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c527d" officeooo:paragraph-rsid="001c527d" fo:background-color="#ff8000" style:font-size-asian="12pt" style:font-weight-asian="bold" style:font-size-complex="12pt" style:font-weight-complex="bold"/>
    </style:style>
    <style:style style:name="P92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c527d" officeooo:paragraph-rsid="002282a4" fo:background-color="#ff8000" style:font-size-asian="12pt" style:font-weight-asian="bold" style:font-size-complex="12pt" style:font-weight-complex="bold"/>
    </style:style>
    <style:style style:name="P93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d4648" officeooo:paragraph-rsid="003d4648" fo:background-color="#ff8000" style:font-size-asian="12pt" style:font-weight-asian="bold" style:font-size-complex="12pt" style:font-weight-complex="bold"/>
    </style:style>
    <style:style style:name="P94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43d421" officeooo:paragraph-rsid="00468862" fo:background-color="#ff8000" style:font-size-asian="12pt" style:font-weight-asian="bold" style:font-size-complex="12pt" style:font-weight-complex="bold"/>
    </style:style>
    <style:style style:name="P95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1e4e5e" officeooo:paragraph-rsid="001e4e5e" fo:background-color="transparent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3316a5" officeooo:paragraph-rsid="003316a5" fo:background-color="transparent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33a814" officeooo:paragraph-rsid="0033a814" fo:background-color="transparent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378a36" officeooo:paragraph-rsid="002ee246" fo:background-color="transparent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378a36" officeooo:paragraph-rsid="00378a36" fo:background-color="transparent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3bd56f" officeooo:paragraph-rsid="003bd56f" fo:background-color="transparent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1e4e5e" officeooo:paragraph-rsid="001e4e5e" fo:background-color="transparent" style:font-size-asian="12pt" style:font-weight-asian="bold" style:font-size-complex="12pt" style:font-weight-complex="bold"/>
    </style:style>
    <style:style style:name="P102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3316a5" officeooo:paragraph-rsid="003316a5" fo:background-color="transparent" style:font-size-asian="12pt" style:font-weight-asian="bold" style:font-size-complex="12pt" style:font-weight-complex="bold"/>
    </style:style>
    <style:style style:name="P103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33a814" officeooo:paragraph-rsid="0033a814" fo:background-color="transparent" style:font-size-asian="12pt" style:font-weight-asian="bold" style:font-size-complex="12pt" style:font-weight-complex="bold"/>
    </style:style>
    <style:style style:name="P104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378a36" officeooo:paragraph-rsid="00378a36" fo:background-color="transparent" style:font-size-asian="12pt" style:font-weight-asian="bold" style:font-size-complex="12pt" style:font-weight-complex="bold"/>
    </style:style>
    <style:style style:name="P105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3ac07b" officeooo:paragraph-rsid="003ac07b" fo:background-color="transparent" style:font-size-asian="12pt" style:font-weight-asian="bold" style:font-size-complex="12pt" style:font-weight-complex="bold"/>
    </style:style>
    <style:style style:name="P106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4069f5" officeooo:paragraph-rsid="003ee881" fo:background-color="transparent" style:font-size-asian="12pt" style:font-weight-asian="bold" style:font-size-complex="12pt" style:font-weight-complex="bold"/>
    </style:style>
    <style:style style:name="P107" style:family="paragraph" style:parent-style-name="Standard">
      <style:paragraph-properties fo:text-align="justify" style:justify-single-word="false"/>
      <style:text-properties fo:color="#000000" style:font-name="Courier New" fo:font-size="10pt" fo:font-weight="bold" officeooo:rsid="004ada9d" officeooo:paragraph-rsid="004ada9d" fo:background-color="transparent" style:font-size-asian="10pt" style:font-weight-asian="bold" style:font-size-complex="10pt" style:font-weight-complex="bold"/>
    </style:style>
    <style:style style:name="P108" style:family="paragraph" style:parent-style-name="Standard">
      <style:paragraph-properties fo:text-align="justify" style:justify-single-word="false"/>
      <style:text-properties fo:color="#000000" style:font-name="Courier New" fo:font-size="10pt" fo:font-weight="bold" officeooo:rsid="004b3aa7" officeooo:paragraph-rsid="004b3aa7" fo:background-color="transparent" style:font-size-asian="10pt" style:font-weight-asian="bold" style:font-size-complex="10pt" style:font-weight-complex="bold"/>
    </style:style>
    <style:style style:name="P109" style:family="paragraph" style:parent-style-name="Standard">
      <style:paragraph-properties fo:text-align="justify" style:justify-single-word="false"/>
      <style:text-properties fo:color="#000000" style:font-name="Courier New" fo:font-size="10pt" fo:font-weight="bold" officeooo:rsid="004d995c" officeooo:paragraph-rsid="004d995c" fo:background-color="transparent" style:font-size-asian="10pt" style:font-weight-asian="bold" style:font-size-complex="10pt" style:font-weight-complex="bold"/>
    </style:style>
    <style:style style:name="P110" style:family="paragraph" style:parent-style-name="Standard">
      <style:paragraph-properties fo:text-align="justify" style:justify-single-word="false"/>
      <style:text-properties style:font-name="Courier New" fo:font-weight="bold" officeooo:rsid="000b9021" officeooo:paragraph-rsid="000b9021" style:font-weight-asian="bold" style:font-weight-complex="bold"/>
    </style:style>
    <style:style style:name="P111" style:family="paragraph" style:parent-style-name="Standard">
      <style:paragraph-properties fo:text-align="justify" style:justify-single-word="false"/>
      <style:text-properties style:font-name="Courier New" officeooo:rsid="000b9021" officeooo:paragraph-rsid="000b9021"/>
    </style:style>
    <style:style style:name="P112" style:family="paragraph" style:parent-style-name="Standard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0b9021" officeooo:paragraph-rsid="000b9021" style:font-size-asian="16pt" style:font-weight-asian="bold" style:font-size-complex="16pt" style:font-weight-complex="bold"/>
    </style:style>
    <style:style style:name="P113" style:family="paragraph" style:parent-style-name="Standard">
      <style:paragraph-properties fo:text-align="justify" style:justify-single-word="false"/>
      <style:text-properties style:font-name="Courier New" fo:font-size="10pt" fo:font-weight="normal" officeooo:rsid="00144fed" officeooo:paragraph-rsid="00144fed" fo:background-color="#1e1e1e" style:font-size-asian="10pt" style:font-weight-asian="normal" style:font-size-complex="10pt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font-name="Courier New" fo:font-size="10pt" fo:font-weight="normal" officeooo:rsid="001452bb" officeooo:paragraph-rsid="001452bb" fo:background-color="#1e1e1e" style:font-size-asian="10pt" style:font-weight-asian="normal" style:font-size-complex="10pt" style:font-weight-complex="normal"/>
    </style:style>
    <style:style style:name="P115" style:family="paragraph" style:parent-style-name="Standard">
      <style:paragraph-properties style:line-height-at-least="0.503cm"/>
      <style:text-properties style:font-name="Courier New" fo:font-size="10pt" fo:font-weight="normal" fo:background-color="#1e1e1e" style:font-size-asian="10pt" style:font-size-complex="10pt"/>
    </style:style>
    <style:style style:name="P116" style:family="paragraph" style:parent-style-name="Standard">
      <style:paragraph-properties fo:text-align="justify" style:justify-single-word="false"/>
      <style:text-properties style:font-name="Courier New" fo:font-size="10pt" fo:font-weight="normal" officeooo:rsid="001634f6" officeooo:paragraph-rsid="001634f6" style:font-size-asian="10pt" style:font-weight-asian="normal" style:font-size-complex="10pt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font-name="Courier New" fo:font-size="10pt" fo:font-weight="normal" officeooo:rsid="0016bf87" officeooo:paragraph-rsid="0016bf87" style:font-size-asian="10pt" style:font-weight-asian="normal" style:font-size-complex="10pt" style:font-weight-complex="normal"/>
    </style:style>
    <style:style style:name="P118" style:family="paragraph" style:parent-style-name="Standard">
      <style:paragraph-properties fo:text-align="justify" style:justify-single-word="false"/>
      <style:text-properties style:font-name="Courier New" fo:font-size="10pt" fo:font-weight="normal" officeooo:rsid="00183c55" officeooo:paragraph-rsid="00183c55" style:font-size-asian="10pt" style:font-weight-asian="normal" style:font-size-complex="10pt" style:font-weight-complex="normal"/>
    </style:style>
    <style:style style:name="P119" style:family="paragraph" style:parent-style-name="Standard">
      <style:paragraph-properties fo:text-align="justify" style:justify-single-word="false"/>
      <style:text-properties style:font-name="Courier New" fo:font-size="10pt" officeooo:rsid="001634f6" officeooo:paragraph-rsid="001634f6" style:font-size-asian="10pt" style:font-size-complex="10pt"/>
    </style:style>
    <style:style style:name="P120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0b9021" officeooo:paragraph-rsid="000b9021" fo:background-color="#1e1e1e" style:font-size-asian="10pt" style:font-size-complex="10pt"/>
    </style:style>
    <style:style style:name="P121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0e3131" officeooo:paragraph-rsid="000e3131" fo:background-color="#1e1e1e" style:font-size-asian="10pt" style:font-size-complex="10pt"/>
    </style:style>
    <style:style style:name="P122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123" style:family="paragraph" style:parent-style-name="Standard">
      <style:paragraph-properties style:line-height-at-least="0.503cm"/>
      <style:text-properties fo:color="#d4d4d4" style:font-name="Droid Sans Mono" fo:font-size="10pt" fo:font-weight="normal" officeooo:paragraph-rsid="003d4648" fo:background-color="#1e1e1e" style:font-size-asian="10pt" style:font-size-complex="10pt"/>
    </style:style>
    <style:style style:name="P124" style:family="paragraph" style:parent-style-name="Standard">
      <style:paragraph-properties style:line-height-at-least="0.503cm"/>
      <style:text-properties fo:color="#d4d4d4" style:font-name="Droid Sans Mono" fo:font-size="10pt" fo:font-weight="normal" officeooo:paragraph-rsid="004b3aa7" fo:background-color="#1e1e1e" style:font-size-asian="10pt" style:font-size-complex="10pt"/>
    </style:style>
    <style:style style:name="P125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paragraph-rsid="004ada9d" fo:background-color="#1e1e1e" style:font-size-asian="10pt" style:font-size-complex="10pt"/>
    </style:style>
    <style:style style:name="P126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2b2507" officeooo:paragraph-rsid="002b2507" fo:background-color="#1e1e1e" style:font-size-asian="10pt" style:font-weight-asian="normal" style:font-size-complex="10pt" style:font-weight-complex="normal"/>
    </style:style>
    <style:style style:name="P127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2c6932" officeooo:paragraph-rsid="002c6932" fo:background-color="#1e1e1e" style:font-size-asian="10pt" style:font-weight-asian="normal" style:font-size-complex="10pt" style:font-weight-complex="normal"/>
    </style:style>
    <style:style style:name="P128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2c6932" officeooo:paragraph-rsid="002cb4f9" fo:background-color="#1e1e1e" style:font-size-asian="10pt" style:font-weight-asian="normal" style:font-size-complex="10pt" style:font-weight-complex="normal"/>
    </style:style>
    <style:style style:name="P129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2da822" officeooo:paragraph-rsid="002da822" fo:background-color="#1e1e1e" style:font-size-asian="10pt" style:font-weight-asian="normal" style:font-size-complex="10pt" style:font-weight-complex="normal"/>
    </style:style>
    <style:style style:name="P130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317731" officeooo:paragraph-rsid="00317731" fo:background-color="#1e1e1e" style:font-size-asian="10pt" style:font-weight-asian="normal" style:font-size-complex="10pt" style:font-weight-complex="normal"/>
    </style:style>
    <style:style style:name="P131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3e4118" officeooo:paragraph-rsid="003e4118" fo:background-color="#1e1e1e" style:font-size-asian="10pt" style:font-weight-asian="normal" style:font-size-complex="10pt" style:font-weight-complex="normal"/>
    </style:style>
    <style:style style:name="P132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4052b3" officeooo:paragraph-rsid="004052b3" fo:background-color="#1e1e1e" style:font-size-asian="10pt" style:font-weight-asian="normal" style:font-size-complex="10pt" style:font-weight-complex="normal"/>
    </style:style>
    <style:style style:name="P133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4f455f" officeooo:paragraph-rsid="004f455f" fo:background-color="#1e1e1e" style:font-size-asian="10pt" style:font-weight-asian="normal" style:font-size-complex="10pt" style:font-weight-complex="normal"/>
    </style:style>
    <style:style style:name="P134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4edf4e" officeooo:paragraph-rsid="004edf4e" fo:background-color="#1e1e1e" style:font-size-asian="10pt" style:font-weight-asian="normal" style:font-size-complex="10pt" style:font-weight-complex="normal"/>
    </style:style>
    <style:style style:name="P135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3167e2" officeooo:paragraph-rsid="003167e2" fo:background-color="#1e1e1e" style:font-size-asian="10pt" style:font-weight-asian="bold" style:font-size-complex="10pt" style:font-weight-complex="bold"/>
    </style:style>
    <style:style style:name="P136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3e4118" officeooo:paragraph-rsid="003e4118" fo:background-color="#1e1e1e" style:font-size-asian="10pt" style:font-weight-asian="bold" style:font-size-complex="10pt" style:font-weight-complex="bold"/>
    </style:style>
    <style:style style:name="P137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3e70c3" officeooo:paragraph-rsid="003e70c3" fo:background-color="#1e1e1e" style:font-size-asian="10pt" style:font-weight-asian="bold" style:font-size-complex="10pt" style:font-weight-complex="bold"/>
    </style:style>
    <style:style style:name="P138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rsid="004ada9d" officeooo:paragraph-rsid="004b3aa7" fo:background-color="#1e1e1e" style:font-size-asian="10pt" style:font-weight-asian="bold" style:font-size-complex="10pt" style:font-weight-complex="bold"/>
    </style:style>
    <style:style style:name="P139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33a814" officeooo:paragraph-rsid="0033a814" fo:background-color="#1e1e1e" style:font-size-asian="10pt" style:font-weight-asian="normal" style:font-size-complex="10pt" style:font-weight-complex="normal"/>
    </style:style>
    <style:style style:name="P140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378a36" officeooo:paragraph-rsid="002ee246" fo:background-color="#1e1e1e" style:font-size-asian="10pt" style:font-weight-asian="normal" style:font-size-complex="10pt" style:font-weight-complex="normal"/>
    </style:style>
    <style:style style:name="P14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42" style:family="paragraph" style:parent-style-name="Standard">
      <style:paragraph-properties fo:text-align="justify" style:justify-single-word="false"/>
      <style:text-properties fo:color="#d4d4d4" style:font-name="Droid Sans Mono" fo:font-size="10.5pt" fo:font-weight="normal" officeooo:rsid="00315f0f" officeooo:paragraph-rsid="00315f0f" fo:background-color="#1e1e1e" style:font-size-asian="12pt" style:font-weight-asian="bold" style:font-size-complex="12pt" style:font-weight-complex="bold"/>
    </style:style>
    <style:style style:name="P143" style:family="paragraph" style:parent-style-name="Standard">
      <style:paragraph-properties fo:text-align="justify" style:justify-single-word="false"/>
      <style:text-properties fo:color="#d4d4d4" style:font-name="Droid Sans Mono" fo:font-size="10.5pt" fo:font-weight="normal" officeooo:rsid="004edf4e" officeooo:paragraph-rsid="004edf4e" fo:background-color="#1e1e1e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text-align="justify" style:justify-single-word="false"/>
      <style:text-properties fo:color="#d4d4d4" style:font-name="Courier New" fo:font-size="10pt" fo:font-weight="normal" officeooo:rsid="001452bb" officeooo:paragraph-rsid="001452bb" fo:background-color="#1e1e1e" style:font-size-asian="10pt" style:font-weight-asian="normal" style:font-size-complex="10pt" style:font-weight-complex="normal"/>
    </style:style>
    <style:style style:name="P145" style:family="paragraph" style:parent-style-name="Standard">
      <style:paragraph-properties fo:text-align="justify" style:justify-single-word="false"/>
      <style:text-properties fo:color="#6a9955" style:font-name="Droid Sans Mono" fo:font-size="10pt" fo:font-weight="normal" officeooo:rsid="000e3131" officeooo:paragraph-rsid="000e3131" fo:background-color="#1e1e1e" style:font-size-asian="10pt" style:font-size-complex="10pt"/>
    </style:style>
    <style:style style:name="P146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fo:font-weight="normal" fo:background-color="#1e1e1e" style:font-size-asian="10pt" style:font-size-complex="10pt"/>
    </style:style>
    <style:style style:name="P147" style:family="paragraph" style:parent-style-name="Standard">
      <style:paragraph-properties fo:text-align="justify" style:justify-single-word="false"/>
      <style:text-properties fo:font-size="10pt" officeooo:rsid="000b9021" officeooo:paragraph-rsid="000b9021" style:font-size-asian="10pt" style:font-size-complex="10pt"/>
    </style:style>
    <style:style style:name="P148" style:family="paragraph" style:parent-style-name="Standard">
      <style:paragraph-properties style:line-height-at-least="0.503cm"/>
      <style:text-properties fo:font-size="10pt" style:font-size-asian="10pt" style:font-size-complex="10pt"/>
    </style:style>
    <style:style style:name="P149" style:family="paragraph" style:parent-style-name="Standard">
      <style:paragraph-properties fo:text-align="justify" style:justify-single-word="false"/>
      <style:text-properties fo:font-weight="normal" officeooo:rsid="0016bf87" officeooo:paragraph-rsid="0016bf87" style:font-weight-asian="normal" style:font-weight-complex="normal"/>
    </style:style>
    <style:style style:name="P150" style:family="paragraph" style:parent-style-name="Standard">
      <style:paragraph-properties fo:text-align="justify" style:justify-single-word="false"/>
      <style:text-properties fo:font-weight="normal" officeooo:rsid="00183c55" officeooo:paragraph-rsid="00183c55" style:font-weight-asian="normal" style:font-weight-complex="normal"/>
    </style:style>
    <style:style style:name="P151" style:family="paragraph" style:parent-style-name="Standard">
      <style:paragraph-properties fo:text-align="justify" style:justify-single-word="false"/>
      <style:text-properties fo:font-weight="normal" officeooo:rsid="0012c5a6" officeooo:paragraph-rsid="0012c5a6" fo:background-color="transparent" style:font-weight-asian="normal" style:font-weight-complex="normal"/>
    </style:style>
    <style:style style:name="P152" style:family="paragraph" style:parent-style-name="Standard">
      <style:paragraph-properties fo:text-align="justify" style:justify-single-word="false"/>
      <style:text-properties fo:font-weight="normal" officeooo:rsid="00144fed" officeooo:paragraph-rsid="00144fed" fo:background-color="transparent" style:font-weight-asian="normal" style:font-weight-complex="normal"/>
    </style:style>
    <style:style style:name="P153" style:family="paragraph" style:parent-style-name="Standard">
      <style:paragraph-properties fo:text-align="justify" style:justify-single-word="false"/>
      <style:text-properties fo:font-weight="normal" officeooo:rsid="001452bb" officeooo:paragraph-rsid="001452bb" fo:background-color="transparent" style:font-weight-asian="normal" style:font-weight-complex="normal"/>
    </style:style>
    <style:style style:name="P154" style:family="paragraph" style:parent-style-name="Standard">
      <style:paragraph-properties fo:text-align="justify" style:justify-single-word="false"/>
      <style:text-properties fo:font-weight="normal" officeooo:rsid="001a1b28" officeooo:paragraph-rsid="001a1b28" fo:background-color="transparent" style:font-weight-asian="normal" style:font-weight-complex="normal"/>
    </style:style>
    <style:style style:name="P155" style:family="paragraph" style:parent-style-name="Standard">
      <style:paragraph-properties fo:text-align="justify" style:justify-single-word="false"/>
      <style:text-properties fo:font-weight="bold" officeooo:rsid="001634f6" officeooo:paragraph-rsid="001634f6" style:font-weight-asian="bold" style:font-weight-complex="bold"/>
    </style:style>
    <style:style style:name="P156" style:family="paragraph" style:parent-style-name="Standard">
      <style:paragraph-properties fo:text-align="justify" style:justify-single-word="false"/>
      <style:text-properties officeooo:rsid="001452bb" officeooo:paragraph-rsid="001452bb"/>
    </style:style>
    <style:style style:name="P157" style:family="paragraph" style:parent-style-name="Standard">
      <style:paragraph-properties fo:text-align="justify" style:justify-single-word="false"/>
      <style:text-properties officeooo:rsid="001634f6" officeooo:paragraph-rsid="001634f6"/>
    </style:style>
    <style:style style:name="P158" style:family="paragraph" style:parent-style-name="Standard">
      <style:paragraph-properties style:line-height-at-least="0.503cm"/>
      <style:text-properties fo:color="#ce9178" style:font-name="Droid Sans Mono" fo:font-size="12pt" fo:font-weight="normal" fo:background-color="#1e1e1e" style:font-size-asian="10.5pt" style:font-size-complex="12pt"/>
    </style:style>
    <style:style style:name="P159" style:family="paragraph" style:parent-style-name="Standard">
      <style:paragraph-properties style:line-height-at-least="0.503cm"/>
      <style:text-properties fo:color="#9cdcfe" style:font-name="Droid Sans Mono" fo:font-size="10.5pt" fo:font-weight="normal" fo:background-color="#1e1e1e"/>
    </style:style>
    <style:style style:name="P160" style:family="paragraph" style:parent-style-name="Standard">
      <style:paragraph-properties fo:text-align="justify" style:justify-single-word="false"/>
      <style:text-properties fo:color="#808080" style:font-name="Courier New" fo:font-size="12pt" fo:font-weight="normal" officeooo:rsid="003e4118" officeooo:paragraph-rsid="003e4118" fo:background-color="transparent" style:font-size-asian="12pt" style:font-weight-asian="normal" style:font-size-complex="12pt" style:font-weight-complex="normal"/>
    </style:style>
    <style:style style:name="P161" style:family="paragraph" style:parent-style-name="Table_20_Contents">
      <style:paragraph-properties fo:text-align="center" style:justify-single-word="false"/>
      <style:text-properties style:font-name="Courier New" fo:font-size="12pt" officeooo:rsid="00214cb5" officeooo:paragraph-rsid="00214cb5" style:font-size-asian="12pt" style:font-size-complex="12pt"/>
    </style:style>
    <style:style style:name="P162" style:family="paragraph" style:parent-style-name="Table_20_Contents">
      <style:paragraph-properties fo:text-align="center" style:justify-single-word="false"/>
      <style:text-properties style:font-name="Courier New" fo:font-size="12pt" officeooo:rsid="002282a4" officeooo:paragraph-rsid="002282a4" style:font-size-asian="12pt" style:font-size-complex="12pt"/>
    </style:style>
    <style:style style:name="P163" style:family="paragraph" style:parent-style-name="Table_20_Contents">
      <style:paragraph-properties fo:text-align="center" style:justify-single-word="false"/>
      <style:text-properties style:font-name="Courier New" fo:font-size="12pt" officeooo:rsid="0026223e" officeooo:paragraph-rsid="0026223e" style:font-size-asian="12pt" style:font-size-complex="12pt"/>
    </style:style>
    <style:style style:name="P164" style:family="paragraph" style:parent-style-name="Table_20_Contents">
      <style:paragraph-properties fo:text-align="center" style:justify-single-word="false"/>
      <style:text-properties style:font-name="Courier New" fo:font-size="12pt" style:font-size-asian="12pt" style:font-size-complex="12pt"/>
    </style:style>
    <style:style style:name="P165" style:family="paragraph" style:parent-style-name="Table_20_Contents">
      <style:paragraph-properties fo:text-align="center" style:justify-single-word="false"/>
      <style:text-properties style:font-name="Courier New" fo:font-size="12pt" fo:font-weight="bold" officeooo:rsid="00214cb5" officeooo:paragraph-rsid="00214cb5" style:font-size-asian="12pt" style:font-weight-asian="bold" style:font-size-complex="12pt" style:font-weight-complex="bold"/>
    </style:style>
    <style:style style:name="P166" style:family="paragraph" style:parent-style-name="Standard" style:list-style-name="L1">
      <style:paragraph-properties fo:text-align="justify" style:justify-single-word="false"/>
      <style:text-properties style:font-name="Courier New" fo:font-weight="bold" officeooo:rsid="000b9021" officeooo:paragraph-rsid="000b9021" fo:background-color="#ff8000" style:font-weight-asian="bold" style:font-weight-complex="bold"/>
    </style:style>
    <style:style style:name="P167" style:family="paragraph" style:parent-style-name="Standard" style:list-style-name="L2">
      <style:paragraph-properties fo:text-align="justify" style:justify-single-word="false"/>
      <style:text-properties fo:color="#000000" style:font-name="Courier New" fo:font-size="12pt" fo:font-weight="bold" officeooo:rsid="000e3131" officeooo:paragraph-rsid="000e3131" fo:background-color="#ff8000" style:font-size-asian="12pt" style:font-weight-asian="bold" style:font-size-complex="12pt" style:font-weight-complex="bold"/>
    </style:style>
    <style:style style:name="P168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1c527d" officeooo:paragraph-rsid="001c527d" fo:background-color="#ff8000" style:font-size-asian="12pt" style:font-weight-asian="bold" style:font-size-complex="12pt" style:font-weight-complex="bold"/>
    </style:style>
    <style:style style:name="P169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1e4e5e" officeooo:paragraph-rsid="001e4e5e" fo:background-color="#ff8000" style:font-size-asian="12pt" style:font-weight-asian="bold" style:font-size-complex="12pt" style:font-weight-complex="bold"/>
    </style:style>
    <style:style style:name="P170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245c50" officeooo:paragraph-rsid="00245c50" fo:background-color="#ff8000" style:font-size-asian="12pt" style:font-weight-asian="bold" style:font-size-complex="12pt" style:font-weight-complex="bold"/>
    </style:style>
    <style:style style:name="P171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291f52" officeooo:paragraph-rsid="00291f52" fo:background-color="#ff8000" style:font-size-asian="12pt" style:font-weight-asian="bold" style:font-size-complex="12pt" style:font-weight-complex="bold"/>
    </style:style>
    <style:style style:name="P172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2ee246" officeooo:paragraph-rsid="002ee246" fo:background-color="#ff8000" style:font-size-asian="12pt" style:font-weight-asian="bold" style:font-size-complex="12pt" style:font-weight-complex="bold"/>
    </style:style>
    <style:style style:name="P173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3d4648" officeooo:paragraph-rsid="00378a36" fo:background-color="#ff8000" style:font-size-asian="12pt" style:font-weight-asian="bold" style:font-size-complex="12pt" style:font-weight-complex="bold"/>
    </style:style>
    <style:style style:name="P174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3d4648" officeooo:paragraph-rsid="003d4648" fo:background-color="#ff8000" style:font-size-asian="12pt" style:font-weight-asian="bold" style:font-size-complex="12pt" style:font-weight-complex="bold"/>
    </style:style>
    <style:style style:name="P175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3e4118" officeooo:paragraph-rsid="003e4118" fo:background-color="#ff8000" style:font-size-asian="12pt" style:font-weight-asian="bold" style:font-size-complex="12pt" style:font-weight-complex="bold"/>
    </style:style>
    <style:style style:name="P176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4052b3" officeooo:paragraph-rsid="004052b3" fo:background-color="#ff8000" style:font-size-asian="12pt" style:font-weight-asian="bold" style:font-size-complex="12pt" style:font-weight-complex="bold"/>
    </style:style>
    <style:style style:name="P177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4052b3" officeooo:paragraph-rsid="0047caf5" fo:background-color="#ff8000" style:font-size-asian="12pt" style:font-weight-asian="bold" style:font-size-complex="12pt" style:font-weight-complex="bold"/>
    </style:style>
    <style:style style:name="P178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43d421" officeooo:paragraph-rsid="0043d421" fo:background-color="#ff8000" style:font-size-asian="12pt" style:font-weight-asian="bold" style:font-size-complex="12pt" style:font-weight-complex="bold"/>
    </style:style>
    <style:style style:name="P179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43d421" officeooo:paragraph-rsid="00468862" fo:background-color="#ff8000" style:font-size-asian="12pt" style:font-weight-asian="bold" style:font-size-complex="12pt" style:font-weight-complex="bold"/>
    </style:style>
    <style:style style:name="P180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43d421" officeooo:paragraph-rsid="00522cf2" fo:background-color="#ff8000" style:font-size-asian="12pt" style:font-weight-asian="bold" style:font-size-complex="12pt" style:font-weight-complex="bold"/>
    </style:style>
    <style:style style:name="P181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43d421" officeooo:paragraph-rsid="00529177" fo:background-color="#ff8000" style:font-size-asian="12pt" style:font-weight-asian="bold" style:font-size-complex="12pt" style:font-weight-complex="bold"/>
    </style:style>
    <style:style style:name="P182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43d421" officeooo:paragraph-rsid="00529177" fo:background-color="#ff8000" style:font-size-asian="12pt" style:font-weight-asian="bold" style:font-size-complex="12pt" style:font-weight-complex="bold"/>
    </style:style>
    <style:style style:name="P183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4d11a9" officeooo:paragraph-rsid="004d11a9" fo:background-color="#ff8000" style:font-size-asian="12pt" style:font-weight-asian="bold" style:font-size-complex="12pt" style:font-weight-complex="bold"/>
    </style:style>
    <style:style style:name="P184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55096e" officeooo:paragraph-rsid="0055096e" fo:background-color="#ff8000" style:font-size-asian="12pt" style:font-weight-asian="bold" style:font-size-complex="12pt" style:font-weight-complex="bold"/>
    </style:style>
    <style:style style:name="P185" style:family="paragraph" style:parent-style-name="Standard" style:list-style-name="L5">
      <style:paragraph-properties fo:text-align="justify" style:justify-single-word="false"/>
      <style:text-properties fo:color="#000000" style:font-name="Courier New" fo:font-size="12pt" fo:font-weight="bold" officeooo:rsid="00144fed" officeooo:paragraph-rsid="00144fed" fo:background-color="transparent" style:font-size-asian="12pt" style:font-weight-asian="bold" style:font-size-complex="12pt" style:font-weight-complex="bold"/>
    </style:style>
    <style:style style:name="P186" style:family="paragraph" style:parent-style-name="Standard" style:list-style-name="L6">
      <style:paragraph-properties fo:text-align="justify" style:justify-single-word="false"/>
      <style:text-properties fo:color="#000000" style:font-name="Courier New" fo:font-size="12pt" fo:font-weight="bold" officeooo:rsid="001452bb" officeooo:paragraph-rsid="001452bb" fo:background-color="transparent" style:font-size-asian="12pt" style:font-weight-asian="bold" style:font-size-complex="12pt" style:font-weight-complex="bold"/>
    </style:style>
    <style:style style:name="P187" style:family="paragraph" style:parent-style-name="Standard" style:list-style-name="L8">
      <style:paragraph-properties fo:text-align="justify" style:justify-single-word="false"/>
      <style:text-properties fo:color="#000000" style:font-name="Courier New" fo:font-size="12pt" fo:font-weight="bold" officeooo:rsid="001e4e5e" officeooo:paragraph-rsid="001e4e5e" fo:background-color="transparent" style:font-size-asian="12pt" style:font-weight-asian="bold" style:font-size-complex="12pt" style:font-weight-complex="bold"/>
    </style:style>
    <style:style style:name="P188" style:family="paragraph" style:parent-style-name="Standard" style:list-style-name="L8">
      <style:paragraph-properties fo:text-align="justify" style:justify-single-word="false"/>
      <style:text-properties fo:color="#000000" style:font-name="Courier New" fo:font-size="12pt" fo:font-weight="bold" officeooo:rsid="002282a4" officeooo:paragraph-rsid="002282a4" fo:background-color="transparent" style:font-size-asian="12pt" style:font-weight-asian="bold" style:font-size-complex="12pt" style:font-weight-complex="bold"/>
    </style:style>
    <style:style style:name="P189" style:family="paragraph" style:parent-style-name="Standard" style:list-style-name="L9">
      <style:paragraph-properties fo:text-align="justify" style:justify-single-word="false"/>
      <style:text-properties fo:color="#000000" style:font-name="Courier New" fo:font-size="12pt" fo:font-weight="bold" officeooo:rsid="00245c50" officeooo:paragraph-rsid="00245c50" fo:background-color="transparent" style:font-size-asian="12pt" style:font-weight-asian="bold" style:font-size-complex="12pt" style:font-weight-complex="bold"/>
    </style:style>
    <style:style style:name="P190" style:family="paragraph" style:parent-style-name="Standard" style:list-style-name="L9">
      <style:paragraph-properties fo:text-align="justify" style:justify-single-word="false"/>
      <style:text-properties fo:color="#000000" style:font-name="Courier New" fo:font-size="12pt" fo:font-weight="bold" officeooo:rsid="00261b83" officeooo:paragraph-rsid="00261b83" fo:background-color="transparent" style:font-size-asian="12pt" style:font-weight-asian="bold" style:font-size-complex="12pt" style:font-weight-complex="bold"/>
    </style:style>
    <style:style style:name="P191" style:family="paragraph" style:parent-style-name="Standard" style:list-style-name="L11">
      <style:paragraph-properties fo:text-align="justify" style:justify-single-word="false"/>
      <style:text-properties fo:color="#000000" style:font-name="Courier New" fo:font-size="12pt" fo:font-weight="bold" officeooo:rsid="002b2507" officeooo:paragraph-rsid="002b2507" fo:background-color="transparent" style:font-size-asian="12pt" style:font-weight-asian="bold" style:font-size-complex="12pt" style:font-weight-complex="bold"/>
    </style:style>
    <style:style style:name="P192" style:family="paragraph" style:parent-style-name="Standard" style:list-style-name="L3">
      <style:paragraph-properties fo:text-align="justify" style:justify-single-word="false"/>
      <style:text-properties fo:color="#000000" style:font-name="Courier New" fo:font-size="12pt" fo:font-weight="normal" officeooo:rsid="00101a92" officeooo:paragraph-rsid="00101a92" fo:background-color="transparent" style:font-size-asian="12pt" style:font-weight-asian="normal" style:font-size-complex="12pt" style:font-weight-complex="normal"/>
    </style:style>
    <style:style style:name="P193" style:family="paragraph" style:parent-style-name="Standard" style:list-style-name="L3">
      <style:paragraph-properties fo:text-align="justify" style:justify-single-word="false"/>
      <style:text-properties fo:color="#000000" style:font-name="Courier New" fo:font-size="12pt" fo:font-weight="normal" officeooo:rsid="001020a4" officeooo:paragraph-rsid="001020a4" fo:background-color="transparent" style:font-size-asian="12pt" style:font-weight-asian="normal" style:font-size-complex="12pt" style:font-weight-complex="normal"/>
    </style:style>
    <style:style style:name="P194" style:family="paragraph" style:parent-style-name="Standard" style:list-style-name="L3">
      <style:paragraph-properties fo:text-align="justify" style:justify-single-word="false"/>
      <style:text-properties fo:color="#000000" style:font-name="Courier New" fo:font-size="12pt" fo:font-weight="normal" officeooo:rsid="001020a4" officeooo:paragraph-rsid="0011ecc4" fo:background-color="transparent" style:font-size-asian="12pt" style:font-weight-asian="normal" style:font-size-complex="12pt" style:font-weight-complex="normal"/>
    </style:style>
    <style:style style:name="P195" style:family="paragraph" style:parent-style-name="Standard" style:list-style-name="L10">
      <style:paragraph-properties fo:text-align="justify" style:justify-single-word="false"/>
      <style:text-properties fo:color="#000000" style:font-name="Courier New" fo:font-size="12pt" fo:font-weight="normal" officeooo:rsid="002a4aa5" officeooo:paragraph-rsid="002a4aa5" fo:background-color="transparent" style:font-size-asian="12pt" style:font-weight-asian="normal" style:font-size-complex="12pt" style:font-weight-complex="normal"/>
    </style:style>
    <style:style style:name="P196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55096e" officeooo:paragraph-rsid="0055096e" fo:background-color="transparent" style:font-size-asian="12pt" style:font-weight-asian="normal" style:font-size-complex="12pt" style:font-weight-complex="normal"/>
    </style:style>
    <style:style style:name="P197" style:family="paragraph" style:parent-style-name="Standard" style:list-style-name="L3">
      <style:paragraph-properties fo:text-align="justify" style:justify-single-word="false"/>
      <style:text-properties officeooo:paragraph-rsid="00101a92"/>
    </style:style>
    <style:style style:name="P198" style:family="paragraph" style:parent-style-name="Standard" style:list-style-name="L4">
      <style:paragraph-properties fo:text-align="justify" style:justify-single-word="false"/>
      <style:text-properties officeooo:paragraph-rsid="0011ecc4"/>
    </style:style>
    <style:style style:name="T1" style:family="text">
      <style:text-properties fo:color="#9cdcfe"/>
    </style:style>
    <style:style style:name="T2" style:family="text">
      <style:text-properties fo:color="#9cdcfe" style:font-name="Droid Sans Mono" fo:font-weight="normal" fo:background-color="#1e1e1e" loext:char-shading-value="0"/>
    </style:style>
    <style:style style:name="T3" style:family="text">
      <style:text-properties fo:color="#9cdcfe" fo:font-weight="normal" fo:background-color="#1e1e1e" loext:char-shading-value="0"/>
    </style:style>
    <style:style style:name="T4" style:family="text">
      <style:text-properties fo:color="#9cdcfe" fo:background-color="#1e1e1e" loext:char-shading-value="0"/>
    </style:style>
    <style:style style:name="T5" style:family="text">
      <style:text-properties fo:color="#9cdcfe" officeooo:rsid="002cb4f9"/>
    </style:style>
    <style:style style:name="T6" style:family="text">
      <style:text-properties fo:color="#9cdcfe" officeooo:rsid="003d4648"/>
    </style:style>
    <style:style style:name="T7" style:family="text">
      <style:text-properties fo:color="#9cdcfe" style:font-weight-asian="normal" style:font-weight-complex="normal"/>
    </style:style>
    <style:style style:name="T8" style:family="text">
      <style:text-properties fo:color="#9cdcfe" officeooo:rsid="003ee881" style:font-weight-asian="normal" style:font-weight-complex="normal"/>
    </style:style>
    <style:style style:name="T9" style:family="text">
      <style:text-properties fo:color="#9cdcfe" officeooo:rsid="004ada9d" fo:background-color="#ffffff" loext:char-shading-value="0" style:font-weight-asian="bold" style:font-weight-complex="bold"/>
    </style:style>
    <style:style style:name="T10" style:family="text">
      <style:text-properties fo:color="#d4d4d4"/>
    </style:style>
    <style:style style:name="T11" style:family="text">
      <style:text-properties fo:color="#d4d4d4" style:font-name="Droid Sans Mono" fo:font-weight="normal" fo:background-color="#1e1e1e" loext:char-shading-value="0"/>
    </style:style>
    <style:style style:name="T12" style:family="text">
      <style:text-properties fo:color="#d4d4d4" fo:font-weight="normal" fo:background-color="#1e1e1e" loext:char-shading-value="0"/>
    </style:style>
    <style:style style:name="T13" style:family="text">
      <style:text-properties fo:color="#d4d4d4" fo:background-color="#1e1e1e" loext:char-shading-value="0"/>
    </style:style>
    <style:style style:name="T14" style:family="text">
      <style:text-properties fo:color="#dcdcaa"/>
    </style:style>
    <style:style style:name="T15" style:family="text">
      <style:text-properties fo:color="#dcdcaa" style:font-name="Droid Sans Mono" fo:font-weight="normal" fo:background-color="#1e1e1e" loext:char-shading-value="0"/>
    </style:style>
    <style:style style:name="T16" style:family="text">
      <style:text-properties fo:color="#dcdcaa" fo:font-weight="normal" fo:background-color="#1e1e1e" loext:char-shading-value="0"/>
    </style:style>
    <style:style style:name="T17" style:family="text">
      <style:text-properties fo:color="#dcdcaa" fo:background-color="#1e1e1e" loext:char-shading-value="0"/>
    </style:style>
    <style:style style:name="T18" style:family="text">
      <style:text-properties fo:color="#ce9178"/>
    </style:style>
    <style:style style:name="T19" style:family="text">
      <style:text-properties fo:color="#ce9178" style:font-name="Droid Sans Mono" fo:font-weight="normal" fo:background-color="#1e1e1e" loext:char-shading-value="0"/>
    </style:style>
    <style:style style:name="T20" style:family="text">
      <style:text-properties fo:color="#ce9178" fo:font-weight="normal" fo:background-color="#1e1e1e" loext:char-shading-value="0"/>
    </style:style>
    <style:style style:name="T21" style:family="text">
      <style:text-properties fo:color="#ce9178" fo:background-color="#1e1e1e" loext:char-shading-value="0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01a92" style:font-weight-asian="bold" style:font-weight-complex="bold"/>
    </style:style>
    <style:style style:name="T24" style:family="text">
      <style:text-properties fo:font-weight="bold" officeooo:rsid="001020a4" style:font-weight-asian="bold" style:font-weight-complex="bold"/>
    </style:style>
    <style:style style:name="T25" style:family="text">
      <style:text-properties fo:font-weight="bold" officeooo:rsid="001e4e5e" style:font-weight-asian="bold" style:font-weight-complex="bold"/>
    </style:style>
    <style:style style:name="T26" style:family="text">
      <style:text-properties fo:font-weight="bold" officeooo:rsid="002f0e1e" style:font-weight-asian="bold" style:font-weight-complex="bold"/>
    </style:style>
    <style:style style:name="T27" style:family="text">
      <style:text-properties fo:font-weight="bold" officeooo:rsid="004d11a9" style:font-weight-asian="bold" style:font-weight-complex="bold"/>
    </style:style>
    <style:style style:name="T28" style:family="text">
      <style:text-properties fo:font-weight="bold" officeooo:rsid="004ada9d" fo:background-color="#ffffff" loext:char-shading-value="0" style:font-weight-asian="bold" style:font-weight-complex="bold"/>
    </style:style>
    <style:style style:name="T29" style:family="text">
      <style:text-properties officeooo:rsid="000e3131"/>
    </style:style>
    <style:style style:name="T30" style:family="text">
      <style:text-properties fo:color="#000000" style:font-name="Courier New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31" style:family="text">
      <style:text-properties fo:color="#000000" style:font-name="Courier New" fo:font-size="12pt" fo:font-weight="normal" officeooo:rsid="00101a92" fo:background-color="transparent" loext:char-shading-value="0" style:font-size-asian="12pt" style:font-weight-asian="normal" style:font-size-complex="12pt" style:font-weight-complex="normal"/>
    </style:style>
    <style:style style:name="T32" style:family="text">
      <style:text-properties fo:color="#000000" style:font-name="Courier New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33" style:family="text">
      <style:text-properties fo:color="#000000" style:font-name="Courier New" fo:font-size="12pt" fo:font-weight="bold" officeooo:rsid="00101a92" fo:background-color="transparent" loext:char-shading-value="0" style:font-size-asian="12pt" style:font-weight-asian="bold" style:font-size-complex="12pt" style:font-weight-complex="bold"/>
    </style:style>
    <style:style style:name="T34" style:family="text">
      <style:text-properties fo:color="#000000" style:font-name="Courier New" fo:font-size="12pt" fo:font-weight="bold" officeooo:rsid="000e3131" fo:background-color="#ff8000" loext:char-shading-value="0" style:font-size-asian="12pt" style:font-weight-asian="bold" style:font-size-complex="12pt" style:font-weight-complex="bold"/>
    </style:style>
    <style:style style:name="T35" style:family="text">
      <style:text-properties fo:color="#000000" style:font-name="Courier New" fo:font-size="12pt" fo:font-weight="bold" officeooo:rsid="0011ecc4" fo:background-color="#ff8000" loext:char-shading-value="0" style:font-size-asian="12pt" style:font-weight-asian="bold" style:font-size-complex="12pt" style:font-weight-complex="bold"/>
    </style:style>
    <style:style style:name="T36" style:family="text">
      <style:text-properties fo:color="#000000" style:font-name="Courier New" fo:font-size="12pt" fo:font-weight="bold" style:font-size-asian="12pt" style:font-weight-asian="bold" style:font-size-complex="12pt" style:font-weight-complex="bold"/>
    </style:style>
    <style:style style:name="T37" style:family="text">
      <style:text-properties fo:color="#000000" style:font-name="Courier New" fo:font-size="12pt" fo:background-color="transparent" loext:char-shading-value="0" style:font-size-asian="12pt" style:font-size-complex="12pt"/>
    </style:style>
    <style:style style:name="T38" style:family="text">
      <style:text-properties fo:color="#000000" style:font-name="Courier New" fo:font-size="12pt" officeooo:rsid="0016bf87" fo:background-color="transparent" loext:char-shading-value="0" style:font-size-asian="12pt" style:font-size-complex="12pt"/>
    </style:style>
    <style:style style:name="T39" style:family="text">
      <style:text-properties fo:color="#000000" style:font-name="Courier New" fo:font-size="12pt" officeooo:rsid="00183c55" fo:background-color="transparent" loext:char-shading-value="0" style:font-size-asian="12pt" style:font-size-complex="12pt"/>
    </style:style>
    <style:style style:name="T40" style:family="text">
      <style:text-properties fo:color="#000000" style:font-name="Courier New" fo:font-size="12pt" style:font-size-asian="12pt" style:font-size-complex="12pt"/>
    </style:style>
    <style:style style:name="T41" style:family="text">
      <style:text-properties fo:color="#000000" style:font-name="Courier New" fo:font-size="12pt" officeooo:rsid="001c527d" style:font-size-asian="12pt" style:font-size-complex="12pt"/>
    </style:style>
    <style:style style:name="T42" style:family="text">
      <style:text-properties fo:color="#000000" fo:font-weight="normal" fo:background-color="transparent" loext:char-shading-value="0" style:font-weight-asian="normal" style:font-weight-complex="normal"/>
    </style:style>
    <style:style style:name="T43" style:family="text">
      <style:text-properties fo:color="#000000" fo:font-weight="normal" officeooo:rsid="001e4e5e" fo:background-color="transparent" loext:char-shading-value="0" style:font-weight-asian="normal" style:font-weight-complex="normal"/>
    </style:style>
    <style:style style:name="T44" style:family="text">
      <style:text-properties officeooo:rsid="001020a4"/>
    </style:style>
    <style:style style:name="T45" style:family="text">
      <style:text-properties style:font-weight-asian="normal" style:font-weight-complex="normal"/>
    </style:style>
    <style:style style:name="T46" style:family="text">
      <style:text-properties officeooo:rsid="001020a4" style:font-weight-asian="normal" style:font-weight-complex="normal"/>
    </style:style>
    <style:style style:name="T47" style:family="text">
      <style:text-properties officeooo:rsid="003ee881" style:font-weight-asian="normal" style:font-weight-complex="normal"/>
    </style:style>
    <style:style style:name="T48" style:family="text">
      <style:text-properties officeooo:rsid="004ada9d" fo:background-color="#ffffff" loext:char-shading-value="0" style:font-weight-asian="normal" style:font-weight-complex="normal"/>
    </style:style>
    <style:style style:name="T49" style:family="text">
      <style:text-properties officeooo:rsid="004ada9d" fo:background-color="#ffffff" loext:char-shading-value="0" style:font-weight-asian="bold" style:font-weight-complex="bold"/>
    </style:style>
    <style:style style:name="T50" style:family="text">
      <style:text-properties officeooo:rsid="0011ecc4"/>
    </style:style>
    <style:style style:name="T51" style:family="text">
      <style:text-properties fo:color="#569cd6"/>
    </style:style>
    <style:style style:name="T52" style:family="text">
      <style:text-properties fo:color="#569cd6" fo:background-color="#1e1e1e" loext:char-shading-value="0"/>
    </style:style>
    <style:style style:name="T53" style:family="text">
      <style:text-properties fo:color="#569cd6" style:text-underline-style="none" officeooo:rsid="00378a36" fo:background-color="#ffffff" loext:char-shading-value="0" style:font-weight-asian="normal" style:font-weight-complex="normal"/>
    </style:style>
    <style:style style:name="T54" style:family="text">
      <style:text-properties fo:color="#569cd6" style:font-weight-asian="normal" style:font-weight-complex="normal"/>
    </style:style>
    <style:style style:name="T55" style:family="text">
      <style:text-properties fo:color="#569cd6" officeooo:rsid="004ada9d" fo:background-color="#ffffff" loext:char-shading-value="0" style:font-weight-asian="bold" style:font-weight-complex="bold"/>
    </style:style>
    <style:style style:name="T56" style:family="text">
      <style:text-properties fo:color="#4ec9b0"/>
    </style:style>
    <style:style style:name="T57" style:family="text">
      <style:text-properties fo:color="#4ec9b0" fo:font-weight="normal" fo:background-color="#1e1e1e" loext:char-shading-value="0"/>
    </style:style>
    <style:style style:name="T58" style:family="text">
      <style:text-properties fo:color="#6a9955" fo:font-weight="normal" fo:background-color="#1e1e1e" loext:char-shading-value="0"/>
    </style:style>
    <style:style style:name="T59" style:family="text">
      <style:text-properties fo:color="#4fc1ff"/>
    </style:style>
    <style:style style:name="T60" style:family="text">
      <style:text-properties fo:color="#4fc1ff" fo:background-color="#1e1e1e" loext:char-shading-value="0"/>
    </style:style>
    <style:style style:name="T61" style:family="text">
      <style:text-properties officeooo:rsid="001e4e5e"/>
    </style:style>
    <style:style style:name="T62" style:family="text">
      <style:text-properties officeooo:rsid="001fb153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3bd56f" style:font-weight-asian="normal" style:font-weight-complex="normal"/>
    </style:style>
    <style:style style:name="T65" style:family="text">
      <style:text-properties officeooo:rsid="00214cb5"/>
    </style:style>
    <style:style style:name="T66" style:family="text">
      <style:text-properties officeooo:rsid="0026223e"/>
    </style:style>
    <style:style style:name="T67" style:family="text">
      <style:text-properties officeooo:rsid="002681ba"/>
    </style:style>
    <style:style style:name="T68" style:family="text">
      <style:text-properties officeooo:rsid="0026f56a"/>
    </style:style>
    <style:style style:name="T69" style:family="text">
      <style:text-properties officeooo:rsid="00291f52"/>
    </style:style>
    <style:style style:name="T70" style:family="text">
      <style:text-properties fo:color="#b5cea8"/>
    </style:style>
    <style:style style:name="T71" style:family="text">
      <style:text-properties fo:color="#b5cea8" style:font-weight-asian="normal" style:font-weight-complex="normal"/>
    </style:style>
    <style:style style:name="T72" style:family="text">
      <style:text-properties fo:color="#b5cea8" officeooo:rsid="003ee881" style:font-weight-asian="normal" style:font-weight-complex="normal"/>
    </style:style>
    <style:style style:name="T73" style:family="text">
      <style:text-properties fo:color="#b5cea8" officeooo:rsid="004ada9d" fo:background-color="#ffffff" loext:char-shading-value="0" style:font-weight-asian="bold" style:font-weight-complex="bold"/>
    </style:style>
    <style:style style:name="T74" style:family="text">
      <style:text-properties fo:color="#808080"/>
    </style:style>
    <style:style style:name="T75" style:family="text">
      <style:text-properties officeooo:rsid="002ee246"/>
    </style:style>
    <style:style style:name="T76" style:family="text">
      <style:text-properties officeooo:rsid="0035aaa1"/>
    </style:style>
    <style:style style:name="T77" style:family="text">
      <style:text-properties officeooo:rsid="00377bf0"/>
    </style:style>
    <style:style style:name="T78" style:family="text">
      <style:text-properties fo:color="#c586c0"/>
    </style:style>
    <style:style style:name="T79" style:family="text">
      <style:text-properties style:text-underline-style="none"/>
    </style:style>
    <style:style style:name="T80" style:family="text">
      <style:text-properties style:text-underline-style="none" officeooo:rsid="00378a36" fo:background-color="#ffffff" loext:char-shading-value="0" style:font-weight-asian="normal" style:font-weight-complex="normal"/>
    </style:style>
    <style:style style:name="T81" style:family="text">
      <style:text-properties style:text-underline-style="none" officeooo:rsid="004069f5"/>
    </style:style>
    <style:style style:name="T82" style:family="text">
      <style:text-properties officeooo:rsid="003e4118"/>
    </style:style>
    <style:style style:name="T83" style:family="text">
      <style:text-properties fo:color="#d7ba7d"/>
    </style:style>
    <style:style style:name="T84" style:family="text">
      <style:text-properties fo:color="#d7ba7d" style:font-weight-asian="normal" style:font-weight-complex="normal"/>
    </style:style>
    <style:style style:name="T85" style:family="text">
      <style:text-properties officeooo:rsid="003ee881"/>
    </style:style>
    <style:style style:name="T86" style:family="text">
      <style:text-properties officeooo:rsid="004052b3"/>
    </style:style>
    <style:style style:name="T87" style:family="text">
      <style:text-properties officeooo:rsid="0043d421"/>
    </style:style>
    <style:style style:name="T88" style:family="text">
      <style:text-properties style:text-underline-style="solid" style:text-underline-width="auto" style:text-underline-color="font-color" officeooo:rsid="0043d421"/>
    </style:style>
    <style:style style:name="T89" style:family="text">
      <style:text-properties officeooo:rsid="00468862"/>
    </style:style>
    <style:style style:name="T90" style:family="text">
      <style:text-properties officeooo:rsid="0047caf5"/>
    </style:style>
    <style:style style:name="T91" style:family="text">
      <style:text-properties officeooo:rsid="004a3293"/>
    </style:style>
    <style:style style:name="T92" style:family="text">
      <style:text-properties officeooo:rsid="004b85bf"/>
    </style:style>
    <style:style style:name="T93" style:family="text">
      <style:text-properties officeooo:rsid="00522cf2"/>
    </style:style>
    <style:style style:name="T94" style:family="text">
      <style:text-properties officeooo:rsid="00529177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2">Curso em Vídeo</text:p>
      <text:p text:style-name="P112">JavaScript</text:p>
      <text:list xml:id="list2675528344" text:style-name="L1">
        <text:list-item>
          <text:p text:style-name="P166">Aula 04 – <text:span text:style-name="T50">Criando o seu primeir script</text:span></text:p>
        </text:list-item>
      </text:list>
      <text:p text:style-name="P110"/>
      <text:p text:style-name="P111"><text:span text:style-name="T22">window.alert</text:span> – para exibir uma janela com uma mensagem.</text:p>
      <text:p text:style-name="P147"><text:span text:style-name="T2">window</text:span><text:span text:style-name="T11">.</text:span><text:span text:style-name="T15">alert</text:span><text:span text:style-name="T11">(</text:span><text:span text:style-name="T19">'Minha primeira mensagem'</text:span><text:span text:style-name="T11">)</text:span></text:p>
      <text:p text:style-name="P1"/>
      <text:p text:style-name="P1"><text:span text:style-name="T22">window.confirm</text:span> – <text:span text:style-name="T29">para exibir uma janela com uma pergunta.</text:span></text:p>
      <text:p text:style-name="P120"><text:span text:style-name="T1">window</text:span>.<text:span text:style-name="T14">confirm</text:span>(<text:span text:style-name="T18">'Está gostando de JS?'</text:span>)</text:p>
      <text:p text:style-name="P1"/>
      <text:p text:style-name="P2"><text:span text:style-name="T22">window.prompt</text:span> – para exibir uma janela para o usuário preencher com texto.</text:p>
      <text:p text:style-name="P121"><text:span text:style-name="T1">window</text:span>.<text:span text:style-name="T14">prompt</text:span>(<text:span text:style-name="T18">'Qual é seu nome?'</text:span>)</text:p>
      <text:p text:style-name="P2"/>
      <text:list xml:id="list425152783" text:style-name="L2">
        <text:list-item>
          <text:p text:style-name="P167">Aula 05 – <text:span text:style-name="T50">Variáveis e Tipos Primitivos</text:span></text:p>
        </text:list-item>
      </text:list>
      <text:p text:style-name="P62">Comentários no JavaScript:</text:p>
      <text:p text:style-name="P7">Os comentários são utilizados para ajudar a entender o código em consultas porteriores.</text:p>
      <text:p text:style-name="P7"/>
      <text:p text:style-name="P2"><text:span text:style-name="T22">//</text:span> - para única linha.</text:p>
      <text:p text:style-name="P145">// única linha</text:p>
      <text:p text:style-name="P2"/>
      <text:p text:style-name="P2"><text:span text:style-name="T22">/* */</text:span> - para mais de uma linha de código.</text:p>
      <text:p text:style-name="P145">/*</text:p>
      <text:p text:style-name="P146">comentário em</text:p>
      <text:p text:style-name="P146">mais de </text:p>
      <text:p text:style-name="P146">uma linha</text:p>
      <text:p text:style-name="P146">*/</text:p>
      <text:p text:style-name="P2"/>
      <text:p text:style-name="P61">Variáveis:</text:p>
      <text:p text:style-name="P4"><text:span text:style-name="T44">Variáveis servem para guardar dados. Podem ser do </text:span><text:span text:style-name="T24">tipo inteiro</text:span><text:span text:style-name="T44"> (5, 18, -12); </text:span><text:span text:style-name="T24">tipo real/float</text:span><text:span text:style-name="T44"> (0.5, -15.9, 3.14, 8.0); OBS.: No JavaScript os tipos inteiro e real são considerados apenas um tipo, o </text:span><text:span text:style-name="T24">number;</text:span><text:span text:style-name="T46"> Podem ser do tipo </text:span><text:span text:style-name="T24">string</text:span><text:span text:style-name="T46">, que são cadeias de caracteres (“Google”, ‘JavaScript’, `Maria`, “12345”); e por fim podem ser do tipo </text:span><text:span text:style-name="T24">Boolean</text:span><text:span text:style-name="T46"> (true, false).</text:span></text:p>
      <text:p text:style-name="P5"><text:span text:style-name="T46">O</text:span><text:span text:style-name="T45">utros tipos:</text:span></text:p>
      <text:p text:style-name="P5"><text:span text:style-name="T45">O </text:span><text:span text:style-name="T22">Number</text:span><text:span text:style-name="T45"> também apresenta os tipos </text:span><text:span text:style-name="T22">Infinity</text:span><text:span text:style-name="T45"> e </text:span><text:span text:style-name="T22">NaN</text:span><text:span text:style-name="T45">. Temos também os tipos </text:span><text:span text:style-name="T22">null</text:span><text:span text:style-name="T45">, </text:span><text:span text:style-name="T22">undefined</text:span><text:span text:style-name="T45">, </text:span><text:span text:style-name="T22">object</text:span><text:span text:style-name="T45">, </text:span><text:span text:style-name="T22">array</text:span><text:span text:style-name="T45">, </text:span><text:span text:style-name="T22">function</text:span><text:span text:style-name="T45">.</text:span></text:p>
      <text:p text:style-name="P5"><text:span text:style-name="T22">$ typeof</text:span><text:span text:style-name="T45"> – para identificar de qual tipo é a sua variável.</text:span></text:p>
      <text:p text:style-name="P9"/>
      <text:p text:style-name="P4">No JavaScript moderno, além de utilizar a palavra <text:span text:style-name="T22">var</text:span>, também podemos usar a palavra <text:span text:style-name="T22">let</text:span>. O símbolo <text:span text:style-name="T22">=</text:span> é denominado “<text:span text:style-name="T22">recebe</text:span>”. Por exemplo.:</text:p>
      <text:p text:style-name="P3"><text:span text:style-name="T22">var s1 = carro</text:span> – significa que a variável s1 está <text:span text:style-name="T22">recebendo</text:span> o valor carro.</text:p>
      <text:p text:style-name="P3"/>
      <text:p text:style-name="P3">Para declarar <text:span text:style-name="T22">strings</text:span> podemos fazer das seguintes maneiras:</text:p>
      <text:p text:style-name="P3">var s1 = <text:span text:style-name="T22">“</text:span>JavaScript<text:span text:style-name="T22">” - entre aspas duplas.</text:span></text:p>
      <text:p text:style-name="P3">var s2 = <text:span text:style-name="T22">‘</text:span>Curso em Vídeo<text:span text:style-name="T22">’ - entre aspas simples.</text:span></text:p>
      <text:p text:style-name="P3">var s3 = <text:span text:style-name="T22">`</text:span>Guanabara<text:span text:style-name="T22">` - entre </text:span><text:span text:style-name="T23">crase.</text:span></text:p>
      <text:p text:style-name="P7"/>
      <text:p text:style-name="P8"><text:span text:style-name="T22">Identificador</text:span> – nome de cada variável.</text:p>
      <text:p text:style-name="P66"><text:soft-page-break/>Regras para nomear iden<text:span text:style-name="T50">t</text:span>ificadores:</text:p>
      <text:list xml:id="list1452781147" text:style-name="L3">
        <text:list-item>
          <text:p text:style-name="P197"><text:span text:style-name="T31">Podem começar com </text:span><text:span text:style-name="T33">letra</text:span><text:span text:style-name="T31">, </text:span><text:span text:style-name="T33">$</text:span><text:span text:style-name="T31"> ou </text:span><text:span text:style-name="T33">_</text:span></text:p>
        </text:list-item>
        <text:list-item>
          <text:p text:style-name="P192">Não podem começar com números</text:p>
        </text:list-item>
        <text:list-item>
          <text:p text:style-name="P192">É possível usar letras ou números</text:p>
        </text:list-item>
        <text:list-item>
          <text:p text:style-name="P192">É possível usar acentos e símbolos</text:p>
        </text:list-item>
        <text:list-item>
          <text:p text:style-name="P192">Não podem conter espaços</text:p>
        </text:list-item>
        <text:list-item>
          <text:p text:style-name="P192">Não podem ser palavras reservadas</text:p>
        </text:list-item>
      </text:list>
      <text:p text:style-name="P65">Dicas importantes:</text:p>
      <text:list xml:id="list214723333833824" text:continue-numbering="true" text:style-name="L3">
        <text:list-item>
          <text:p text:style-name="P193">Maiúsculas e minúsculas fazem a diferença (case sensitive);</text:p>
        </text:list-item>
        <text:list-item>
          <text:p text:style-name="P193">Tente escolher nomes coerentes para as variáveis;</text:p>
        </text:list-item>
        <text:list-item>
          <text:p text:style-name="P194">Evite se tornar um programador alfabeto ou um programador contador;</text:p>
        </text:list-item>
      </text:list>
      <text:p text:style-name="P10"/>
      <text:list xml:id="list422301998" text:style-name="L4">
        <text:list-item>
          <text:p text:style-name="P198"><text:span text:style-name="T34">Aula 06 – </text:span><text:span text:style-name="T35">Tratamentos de dados</text:span></text:p>
        </text:list-item>
      </text:list>
      <text:p text:style-name="P67">Data Types:</text:p>
      <text:p text:style-name="P11">- number</text:p>
      <text:p text:style-name="P11">- string</text:p>
      <text:p text:style-name="P11"/>
      <text:p text:style-name="P151"><text:span text:style-name="T40">o símbolo de </text:span><text:span text:style-name="T36">+</text:span><text:span text:style-name="T40"> é utilizado tanto para somar em operações como para </text:span><text:span text:style-name="T36">concatenar</text:span><text:span text:style-name="T40"> diferentes tipos de variáveis.</text:span></text:p>
      <text:p text:style-name="P12"/>
      <text:p text:style-name="P152"><text:span text:style-name="T36">window.prompt</text:span><text:span text:style-name="T40"> retorna uma </text:span><text:span text:style-name="T36">string</text:span><text:span text:style-name="T40">.</text:span></text:p>
      <text:p text:style-name="P13"/>
      <text:p text:style-name="P68">Convertendo tipos de dados:</text:p>
      <text:list xml:id="list3887449305" text:style-name="L5">
        <text:list-item>
          <text:p text:style-name="P185">String → Número:</text:p>
        </text:list-item>
      </text:list>
      <text:p text:style-name="P68"/>
      <text:p text:style-name="P152"><text:span text:style-name="T36">Number.parseInt(n)</text:span><text:span text:style-name="T40"> – converte para número inteiro;</text:span></text:p>
      <text:p text:style-name="P152"><text:span text:style-name="T36">Number.parseFloat(n)</text:span><text:span text:style-name="T40"> – converte para número real/float.</text:span></text:p>
      <text:p text:style-name="P13"/>
      <text:p text:style-name="P113"><text:span text:style-name="T51">var</text:span><text:span text:style-name="T10"> </text:span><text:span text:style-name="T1">numero1</text:span><text:span text:style-name="T10"> = </text:span><text:span text:style-name="T56">Number</text:span><text:span text:style-name="T10">.</text:span><text:span text:style-name="T14">parseInt</text:span><text:span text:style-name="T10">(</text:span><text:span text:style-name="T1">window</text:span><text:span text:style-name="T10">.</text:span><text:span text:style-name="T14">prompt</text:span><text:span text:style-name="T10">(</text:span><text:span text:style-name="T18">"Digite um número: "</text:span><text:span text:style-name="T10">))</text:span></text:p>
      <text:p text:style-name="P113"><text:span text:style-name="T51">var</text:span><text:span text:style-name="T10"> </text:span><text:span text:style-name="T1">numero2</text:span><text:span text:style-name="T10"> = </text:span><text:span text:style-name="T56">Number</text:span><text:span text:style-name="T10">.</text:span><text:span text:style-name="T14">parseInt</text:span><text:span text:style-name="T10">(</text:span><text:span text:style-name="T1">window</text:span><text:span text:style-name="T10">.</text:span><text:span text:style-name="T14">prompt</text:span><text:span text:style-name="T10">(</text:span><text:span text:style-name="T18">"Digite outro número: "</text:span><text:span text:style-name="T10">))</text:span></text:p>
      <text:p text:style-name="P13"/>
      <text:p text:style-name="P153"><text:span text:style-name="T40">Esse dois comandos são usados para forçar a converção para </text:span><text:span text:style-name="T36">Inteiro</text:span><text:span text:style-name="T40"> ou </text:span><text:span text:style-name="T36">Float</text:span><text:span text:style-name="T40">. Mas usando apenas </text:span><text:span text:style-name="T36">Number.</text:span><text:span text:style-name="T40"> a variável será convertid</text:span><text:span text:style-name="T41">a</text:span><text:span text:style-name="T40"> para algum tipo de número e o próprio </text:span><text:span text:style-name="T36">JS</text:span><text:span text:style-name="T40"> vai determinar se será </text:span><text:span text:style-name="T36">Inteiro </text:span><text:span text:style-name="T40">ou </text:span><text:span text:style-name="T36">Float</text:span><text:span text:style-name="T40">.</text:span></text:p>
      <text:p text:style-name="P14"/>
      <text:p text:style-name="P144"><text:span text:style-name="T51">var</text:span> <text:span text:style-name="T1">numero1</text:span> = <text:span text:style-name="T56">Number</text:span>(<text:span text:style-name="T1">window</text:span>.<text:span text:style-name="T14">prompt</text:span>(<text:span text:style-name="T18">"Digite um número: "</text:span>))</text:p>
      <text:p text:style-name="P115"><text:span text:style-name="T51">var</text:span><text:span text:style-name="T10"> </text:span><text:span text:style-name="T1">numero2</text:span><text:span text:style-name="T10"> = </text:span><text:span text:style-name="T56">Number</text:span><text:span text:style-name="T10">(</text:span><text:span text:style-name="T1">window</text:span><text:span text:style-name="T10">.</text:span><text:span text:style-name="T14">prompt</text:span><text:span text:style-name="T10">(</text:span><text:span text:style-name="T18">"Digite outro número: "</text:span><text:span text:style-name="T10">))</text:span></text:p>
      <text:p text:style-name="P14"/>
      <text:list xml:id="list359582411" text:style-name="L6">
        <text:list-item>
          <text:p text:style-name="P186">Número → String:</text:p>
        </text:list-item>
      </text:list>
      <text:p text:style-name="P156"><text:span text:style-name="T32">String(n)</text:span><text:span text:style-name="T30"> - para converter para string.</text:span></text:p>
      <text:p text:style-name="P156"><text:span text:style-name="T32">n.toString()</text:span><text:span text:style-name="T30"> - para converter para string.</text:span></text:p>
      <text:p text:style-name="P15"/>
      <text:p text:style-name="P119"><text:span text:style-name="T3">window</text:span><text:span text:style-name="T12">.</text:span><text:span text:style-name="T16">alert</text:span><text:span text:style-name="T12">(</text:span><text:span text:style-name="T20">"A soma entre os valores é igual a "</text:span><text:span text:style-name="T12">+</text:span><text:span text:style-name="T57">String</text:span><text:span text:style-name="T12">(</text:span><text:span text:style-name="T3">soma</text:span><text:span text:style-name="T12">)) </text:span><text:span text:style-name="T58">// Concatenação</text:span></text:p>
      <text:p text:style-name="P15"/>
      <text:p text:style-name="P155"><text:span text:style-name="T37">Formatando </text:span><text:span text:style-name="T38">S</text:span><text:span text:style-name="T37">tring</text:span><text:span text:style-name="T38">s</text:span><text:span text:style-name="T37">:</text:span></text:p>
      <text:p text:style-name="P15">var s = ‘JavaScript’</text:p>
      <text:p text:style-name="P157"><text:span text:style-name="T30">‘Eu estou aprendendo s’ // não faz </text:span><text:span text:style-name="T32">interpolação</text:span></text:p>
      <text:p text:style-name="P157"><text:span text:style-name="T30">‘Eu estou aprendendo ’ + s // usa </text:span><text:span text:style-name="T32">concatenação</text:span></text:p>
      <text:p text:style-name="P157"><text:span text:style-name="T30">‘Eu estou aprendendo </text:span><text:span text:style-name="T32">${s}</text:span><text:span text:style-name="T30">’ // usa </text:span><text:span text:style-name="T32">template string</text:span></text:p>
      <text:p text:style-name="P15"/>
      <text:p text:style-name="P116"><text:span text:style-name="T4">window</text:span><text:span text:style-name="T13">.</text:span><text:span text:style-name="T17">alert</text:span><text:span text:style-name="T13">(</text:span><text:span text:style-name="T21">`A soma entre </text:span><text:span text:style-name="T52">${</text:span><text:span text:style-name="T4">numero1</text:span><text:span text:style-name="T52">}</text:span><text:span text:style-name="T21"> e </text:span><text:span text:style-name="T52">${</text:span><text:span text:style-name="T4">numero2</text:span><text:span text:style-name="T52">}</text:span><text:span text:style-name="T21"> é igual a </text:span><text:span text:style-name="T52">${</text:span><text:span text:style-name="T4">soma</text:span><text:span text:style-name="T52">}</text:span><text:span text:style-name="T21">`</text:span><text:span text:style-name="T13">) </text:span></text:p>
      <text:p text:style-name="P15"/>
      <text:p text:style-name="P149"><text:soft-page-break/><text:span text:style-name="T32">s.length</text:span><text:span text:style-name="T37"> //</text:span><text:span text:style-name="T39"> informa </text:span><text:span text:style-name="T37">quantos caracteres a string tem.</text:span></text:p>
      <text:p text:style-name="P16"/>
      <text:p text:style-name="P117"><text:span text:style-name="T4">document</text:span><text:span text:style-name="T13">.</text:span><text:span text:style-name="T17">write</text:span><text:span text:style-name="T13">(</text:span><text:span text:style-name="T21">`Olá &lt;strong&gt;</text:span><text:span text:style-name="T52">${</text:span><text:span text:style-name="T4">nome</text:span><text:span text:style-name="T52">}</text:span><text:span text:style-name="T21">&lt;/strong&gt;. Seu nome tem </text:span><text:span text:style-name="T52">${</text:span><text:span text:style-name="T4">nome</text:span><text:span text:style-name="T13">.</text:span><text:span text:style-name="T60">length</text:span><text:span text:style-name="T52">}</text:span><text:span text:style-name="T21"> letras.&lt;br/&gt;`</text:span><text:span text:style-name="T13">)</text:span></text:p>
      <text:p text:style-name="P69"/>
      <text:p text:style-name="P150"><text:span text:style-name="T32">s.toUppercase()</text:span><text:span text:style-name="T37"> // tudo para ‘MAIÚSCULAS’</text:span></text:p>
      <text:p text:style-name="P17"/>
      <text:p text:style-name="P118"><text:span text:style-name="T4">document</text:span><text:span text:style-name="T13">.</text:span><text:span text:style-name="T17">write</text:span><text:span text:style-name="T13">(</text:span><text:span text:style-name="T21">`Seu nome em maiúsculo: </text:span><text:span text:style-name="T52">${</text:span><text:span text:style-name="T4">nome</text:span><text:span text:style-name="T13">.</text:span><text:span text:style-name="T17">toUpperCase</text:span><text:span text:style-name="T13">()</text:span><text:span text:style-name="T52">}</text:span><text:span text:style-name="T21">&lt;br/&gt;`</text:span><text:span text:style-name="T13">)</text:span></text:p>
      <text:p text:style-name="P17"/>
      <text:p text:style-name="P150"><text:span text:style-name="T32">s.LowerCase()</text:span><text:span text:style-name="T37"> // tudo para ‘minúsculas’</text:span></text:p>
      <text:p text:style-name="P14"/>
      <text:p text:style-name="P114"><text:span text:style-name="T1">document</text:span><text:span text:style-name="T10">.</text:span><text:span text:style-name="T14">write</text:span><text:span text:style-name="T10">(</text:span><text:span text:style-name="T18">`Seu nome em minúsculo: </text:span><text:span text:style-name="T51">${</text:span><text:span text:style-name="T1">nome</text:span><text:span text:style-name="T10">.</text:span><text:span text:style-name="T14">toLocaleLowerCase</text:span><text:span text:style-name="T10">()</text:span><text:span text:style-name="T51">}</text:span><text:span text:style-name="T18">&lt;br/&gt;`</text:span><text:span text:style-name="T10">)</text:span></text:p>
      <text:p text:style-name="P14"/>
      <text:p text:style-name="P18">Formatando Números:</text:p>
      <text:p text:style-name="P18">var n = 1541.5</text:p>
      <text:p text:style-name="P154"><text:span text:style-name="T36">n.toFixed(2)</text:span><text:span text:style-name="T40"> – para formatar o número apresentando com a quantidade de casas decimais informada dentro do parênteses, nesse caso, duas casa decimais.</text:span></text:p>
      <text:p text:style-name="P18"/>
      <text:p text:style-name="P154"><text:span text:style-name="T36">.replace(‘’, ‘’)</text:span><text:span text:style-name="T40"> - troca o que está dentro das primeiras aspas pelo o que está na segunda.</text:span></text:p>
      <text:p text:style-name="P154"><text:span text:style-name="T36">n.toFixed(2).replace(‘.’, ‘,’)</text:span><text:span text:style-name="T40"> - nesse caso trocará o ponto pela vírgula.</text:span></text:p>
      <text:p text:style-name="P18"/>
      <text:p text:style-name="P70">Para converter o número para moeda:</text:p>
      <text:p text:style-name="P71">n.toLocaleString('pt-BR', {style: 'currency', currency: 'BRL'})</text:p>
      <text:p text:style-name="P19">'R$ 1.541,50'</text:p>
      <text:p text:style-name="P71">n.toLocaleString('pt-BR', {style: 'currency', currency: 'USD'})</text:p>
      <text:p text:style-name="P19">'US$ 1.541,50'</text:p>
      <text:p text:style-name="P71">n.toLocaleString('pt-BR', {style: 'currency', currency: 'EUR'})</text:p>
      <text:p text:style-name="P19">'€ 1.541,50'</text:p>
      <text:p text:style-name="P19"/>
      <text:list xml:id="list985591310" text:style-name="L7">
        <text:list-item>
          <text:p text:style-name="P168">Aula 07 – Operadores (Parte 1)</text:p>
        </text:list-item>
      </text:list>
      <text:p text:style-name="P101">Tipos de Operadores:</text:p>
      <text:p text:style-name="P95">- Aritméticos;</text:p>
      <text:p text:style-name="P95">- Atribuição;</text:p>
      <text:p text:style-name="P95">- Relacionais;</text:p>
      <text:p text:style-name="P95">- Lógicos;</text:p>
      <text:p text:style-name="P95">- Ternário.</text:p>
      <text:p text:style-name="P91"/>
      <text:list xml:id="list3719431656" text:style-name="L8">
        <text:list-item>
          <text:p text:style-name="P187">Aritméticos (binários):</text:p>
        </text:list-item>
      </text:list>
      <text:p text:style-name="P72"><text:span text:style-name="T63">5</text:span> + <text:span text:style-name="T63">2</text:span> → <text:span text:style-name="T63">7</text:span> - Soma</text:p>
      <text:p text:style-name="P72"><text:span text:style-name="T63">5</text:span> - <text:span text:style-name="T63">2</text:span> → <text:span text:style-name="T63">3</text:span> - Subtração</text:p>
      <text:p text:style-name="P72"><text:span text:style-name="T63">5</text:span> * <text:span text:style-name="T63">2</text:span> → <text:span text:style-name="T63">10</text:span> - Multiplicação</text:p>
      <text:p text:style-name="P72"><text:span text:style-name="T63">5</text:span> / <text:span text:style-name="T63">2</text:span> → <text:span text:style-name="T63">2.5</text:span> – Divisão real</text:p>
      <text:p text:style-name="P72"><text:span text:style-name="T63">5</text:span> % <text:span text:style-name="T63">2</text:span> → <text:span text:style-name="T63">1</text:span> – Divisão inteira</text:p>
      <text:p text:style-name="P72"><text:span text:style-name="T63">5</text:span> ** <text:span text:style-name="T63">2</text:span> → <text:span text:style-name="T63">25</text:span> – <text:span text:style-name="T62">Potência</text:span></text:p>
      <text:p text:style-name="P72"/>
      <text:p text:style-name="P21">Cuidado com a <text:span text:style-name="T22">ordem de precedência</text:span> dos operadores, é a mesma da matemática.</text:p>
      <text:p text:style-name="P73">1º ()</text:p>
      <text:p text:style-name="P73">2º **</text:p>
      <text:p text:style-name="P73">3º * / %</text:p>
      <text:p text:style-name="P73">4º + -</text:p>
      <text:list xml:id="list214724069575511" text:continue-numbering="true" text:style-name="L8">
        <text:list-item>
          <text:p text:style-name="P188"><text:soft-page-break/>Atribuição:</text:p>
        </text:list-item>
      </text:list>
      <text:p text:style-name="P20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74">Auto-atribuições</text:p>
          </table:table-cell>
          <table:covered-table-cell/>
        </table:table-row>
        <table:table-row>
          <table:table-cell table:style-name="Tabela1.A2" office:value-type="string">
            <text:p text:style-name="P165">Normal</text:p>
          </table:table-cell>
          <table:table-cell table:style-name="Tabela1.B2" office:value-type="string">
            <text:p text:style-name="P165">Simplificada</text:p>
          </table:table-cell>
        </table:table-row>
        <table:table-row>
          <table:table-cell table:style-name="Tabela1.B2" table:number-columns-spanned="2" office:value-type="string">
            <text:p text:style-name="P22">var n = 3</text:p>
          </table:table-cell>
          <table:covered-table-cell/>
        </table:table-row>
        <table:table-row>
          <table:table-cell table:style-name="Tabela1.A2" office:value-type="string">
            <text:p text:style-name="P22">n = n + 4 <text:span text:style-name="T25">→ </text:span><text:span text:style-name="T65">7</text:span></text:p>
          </table:table-cell>
          <table:table-cell table:style-name="Tabela1.B2" office:value-type="string">
            <text:p text:style-name="P161">n += 4 <text:span text:style-name="T43">→ </text:span><text:span text:style-name="T42">7</text:span></text:p>
          </table:table-cell>
        </table:table-row>
        <table:table-row>
          <table:table-cell table:style-name="Tabela1.A2" office:value-type="string">
            <text:p text:style-name="P23">n = n – 5<text:span text:style-name="T22"> </text:span><text:span text:style-name="T25">→ </text:span>2</text:p>
          </table:table-cell>
          <table:table-cell table:style-name="Tabela1.B2" office:value-type="string">
            <text:p text:style-name="P161">n -= 5 <text:span text:style-name="T43">→ </text:span><text:span text:style-name="T42">2</text:span></text:p>
          </table:table-cell>
        </table:table-row>
        <table:table-row>
          <table:table-cell table:style-name="Tabela1.A2" office:value-type="string">
            <text:p text:style-name="P23">n = n * 4<text:span text:style-name="T22"> </text:span><text:span text:style-name="T25">→ </text:span>8</text:p>
          </table:table-cell>
          <table:table-cell table:style-name="Tabela1.B2" office:value-type="string">
            <text:p text:style-name="P161">n *= 4 <text:span text:style-name="T43">→ </text:span><text:span text:style-name="T42">8</text:span></text:p>
          </table:table-cell>
        </table:table-row>
        <table:table-row>
          <table:table-cell table:style-name="Tabela1.A2" office:value-type="string">
            <text:p text:style-name="P23">n = n / 2 <text:span text:style-name="T25">→ </text:span>4</text:p>
          </table:table-cell>
          <table:table-cell table:style-name="Tabela1.B2" office:value-type="string">
            <text:p text:style-name="P161">n /= 2 <text:span text:style-name="T43">→ </text:span><text:span text:style-name="T42">4</text:span></text:p>
          </table:table-cell>
        </table:table-row>
        <table:table-row>
          <table:table-cell table:style-name="Tabela1.A2" office:value-type="string">
            <text:p text:style-name="P23">n = n ** 2 <text:span text:style-name="T61">→ </text:span>16</text:p>
          </table:table-cell>
          <table:table-cell table:style-name="Tabela1.B2" office:value-type="string">
            <text:p text:style-name="P161">n **= 2 <text:span text:style-name="T43">→ </text:span><text:span text:style-name="T42">16</text:span></text:p>
          </table:table-cell>
        </table:table-row>
        <table:table-row>
          <table:table-cell table:style-name="Tabela1.A2" office:value-type="string">
            <text:p text:style-name="P23">n = n % 5 <text:span text:style-name="T61">→ </text:span>1</text:p>
          </table:table-cell>
          <table:table-cell table:style-name="Tabela1.B2" office:value-type="string">
            <text:p text:style-name="P161">n %= 5 <text:span text:style-name="T43">→ </text:span><text:span text:style-name="T42">1</text:span></text:p>
          </table:table-cell>
        </table:table-row>
      </table:table>
      <text:p text:style-name="P24"/>
      <text:p text:style-name="P24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75">Incremento</text:p>
          </table:table-cell>
          <table:covered-table-cell/>
        </table:table-row>
        <table:table-row>
          <table:table-cell table:style-name="Tabela2.A2" table:number-columns-spanned="2" office:value-type="string">
            <text:p text:style-name="P25">var x = 5</text:p>
          </table:table-cell>
          <table:covered-table-cell/>
        </table:table-row>
        <table:table-row>
          <table:table-cell table:style-name="Tabela2.A3" office:value-type="string">
            <text:p text:style-name="P25">x = x + 1 <text:span text:style-name="T61">→ </text:span>6</text:p>
          </table:table-cell>
          <table:table-cell table:style-name="Tabela2.A2" office:value-type="string">
            <text:p text:style-name="P162">x++</text:p>
          </table:table-cell>
        </table:table-row>
        <table:table-row>
          <table:table-cell table:style-name="Tabela2.A3" office:value-type="string">
            <text:p text:style-name="P162">X = x – 1 <text:span text:style-name="T43">→ </text:span><text:span text:style-name="T42">5</text:span></text:p>
          </table:table-cell>
          <table:table-cell table:style-name="Tabela2.A2" office:value-type="string">
            <text:p text:style-name="P162">x--</text:p>
          </table:table-cell>
        </table:table-row>
      </table:table>
      <text:p text:style-name="P92"/>
      <text:p text:style-name="P91"/>
      <text:list xml:id="list214722652309110" text:continue-list="list985591310" text:style-name="L7">
        <text:list-item>
          <text:p text:style-name="P169">Aula 08 - Operadores (Parte 2)</text:p>
        </text:list-item>
      </text:list>
      <text:list xml:id="list570681351" text:style-name="L9">
        <text:list-item>
          <text:p text:style-name="P189">Relacionais:</text:p>
        </text:list-item>
      </text:list>
      <text:p text:style-name="P26">Para toda expressão que tenha um operador realcional a ela, o seu resultado será sempre um valor booleano.</text:p>
      <text:p text:style-name="P26"/>
      <text:p text:style-name="P26">5 &gt; 2 → true</text:p>
      <text:p text:style-name="P26">7 &lt; 4 → false</text:p>
      <text:p text:style-name="P26">8 &gt;= 8 → true</text:p>
      <text:p text:style-name="P26">9 &lt;= 7 → false</text:p>
      <text:p text:style-name="P26">5 == 5 → true</text:p>
      <text:p text:style-name="P26">4 != 4 → false</text:p>
      <text:p text:style-name="P26"/>
      <text:p text:style-name="P76">Relacionais de Identidade:</text:p>
      <text:p text:style-name="P27"><text:span text:style-name="T22">Indêntico</text:span> → mesmo valor e mesmo tipo.</text:p>
      <text:p text:style-name="P27">5 == 5 → true</text:p>
      <text:p text:style-name="P27">5 == ‘5’ → true</text:p>
      <text:p text:style-name="P27">5 === ‘5’ → false</text:p>
      <text:p text:style-name="P27">5 === 5 → true</text:p>
      <text:p text:style-name="P27">5 != 5 → false</text:p>
      <text:p text:style-name="P27">5 != ‘5’ → false</text:p>
      <text:p text:style-name="P27">5 !== ‘5’ → true</text:p>
      <text:p text:style-name="P27">5 !== 5 → false</text:p>
      <text:p text:style-name="P27"/>
      <text:list xml:id="list214723701944903" text:continue-numbering="true" text:style-name="L9">
        <text:list-item>
          <text:p text:style-name="P190">Lógicos:</text:p>
        </text:list-item>
      </text:list>
      <text:p text:style-name="P77">! → negação <text:span text:style-name="T66">(não) </text:span>→ <text:span text:style-name="T66">operador unário.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8">!true</text:p>
          </table:table-cell>
          <table:table-cell table:style-name="Tabela3.B1" office:value-type="string">
            <text:p text:style-name="P28">false</text:p>
          </table:table-cell>
        </table:table-row>
        <table:table-row>
          <table:table-cell table:style-name="Tabela3.A2" office:value-type="string">
            <text:p text:style-name="P28">!false</text:p>
          </table:table-cell>
          <table:table-cell table:style-name="Tabela3.B2" office:value-type="string">
            <text:p text:style-name="P28">true</text:p>
          </table:table-cell>
        </table:table-row>
      </table:table>
      <text:p text:style-name="P28"/>
      <text:p text:style-name="P28"><text:soft-page-break/></text:p>
      <text:p text:style-name="P77">&amp;&amp; → conjunção (e) → <text:span text:style-name="T66">operador binário.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63">true &amp;&amp; true</text:p>
          </table:table-cell>
          <table:table-cell table:style-name="Tabela4.B1" office:value-type="string">
            <text:p text:style-name="P164"><text:s/><text:span text:style-name="T66">true</text:span></text:p>
          </table:table-cell>
        </table:table-row>
        <table:table-row>
          <table:table-cell table:style-name="Tabela4.A2" office:value-type="string">
            <text:p text:style-name="P163">true &amp;&amp; false</text:p>
          </table:table-cell>
          <table:table-cell table:style-name="Tabela4.B2" office:value-type="string">
            <text:p text:style-name="P163">false</text:p>
          </table:table-cell>
        </table:table-row>
        <table:table-row>
          <table:table-cell table:style-name="Tabela4.A2" office:value-type="string">
            <text:p text:style-name="P163">false &amp;&amp; true</text:p>
          </table:table-cell>
          <table:table-cell table:style-name="Tabela4.B2" office:value-type="string">
            <text:p text:style-name="P163">false</text:p>
          </table:table-cell>
        </table:table-row>
        <table:table-row>
          <table:table-cell table:style-name="Tabela4.A2" office:value-type="string">
            <text:p text:style-name="P163">false &amp;&amp; false</text:p>
          </table:table-cell>
          <table:table-cell table:style-name="Tabela4.B2" office:value-type="string">
            <text:p text:style-name="P163">false</text:p>
          </table:table-cell>
        </table:table-row>
      </table:table>
      <text:p text:style-name="P27"/>
      <text:p text:style-name="P77">|| → disjunção (ou) →<text:span text:style-name="T66"> operador binário.</text:span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63">true <text:span text:style-name="T67">||</text:span> true</text:p>
          </table:table-cell>
          <table:table-cell table:style-name="Tabela5.B1" office:value-type="string">
            <text:p text:style-name="P163">True</text:p>
          </table:table-cell>
        </table:table-row>
        <table:table-row>
          <table:table-cell table:style-name="Tabela5.A2" office:value-type="string">
            <text:p text:style-name="P163">true <text:span text:style-name="T67">||</text:span> false</text:p>
          </table:table-cell>
          <table:table-cell table:style-name="Tabela5.B2" office:value-type="string">
            <text:p text:style-name="P163">True</text:p>
          </table:table-cell>
        </table:table-row>
        <table:table-row>
          <table:table-cell table:style-name="Tabela5.A2" office:value-type="string">
            <text:p text:style-name="P163">false <text:span text:style-name="T67">||</text:span> true</text:p>
          </table:table-cell>
          <table:table-cell table:style-name="Tabela5.B2" office:value-type="string">
            <text:p text:style-name="P163">True</text:p>
          </table:table-cell>
        </table:table-row>
        <table:table-row>
          <table:table-cell table:style-name="Tabela5.A2" office:value-type="string">
            <text:p text:style-name="P163">false <text:span text:style-name="T67">||</text:span> false</text:p>
          </table:table-cell>
          <table:table-cell table:style-name="Tabela5.B2" office:value-type="string">
            <text:p text:style-name="P163">false</text:p>
          </table:table-cell>
        </table:table-row>
      </table:table>
      <text:p text:style-name="P78"/>
      <text:p text:style-name="P78">Ordem de precedência dos lógicos:</text:p>
      <text:p text:style-name="P29">1º não (!)</text:p>
      <text:p text:style-name="P29">2º e (&amp;&amp;)</text:p>
      <text:p text:style-name="P29">3º ou (||)</text:p>
      <text:p text:style-name="P29"/>
      <text:p text:style-name="P78">Ordem de precedência dos operadores:</text:p>
      <text:p text:style-name="P29">1º operadores aritm<text:span text:style-name="T68">é</text:span>ticos</text:p>
      <text:p text:style-name="P29">2º operadores relacionais</text:p>
      <text:p text:style-name="P29">3º operadores lógicos</text:p>
      <text:p text:style-name="P29"/>
      <text:list xml:id="list214723476896896" text:continue-numbering="true" text:style-name="L9">
        <text:list-item>
          <text:p text:style-name="P190">Ternário:</text:p>
        </text:list-item>
      </text:list>
      <text:p text:style-name="P30">teste <text:span text:style-name="T22">?</text:span> true <text:span text:style-name="T22">:</text:span> false</text:p>
      <text:p text:style-name="P30">média &gt;= 7.0 <text:span text:style-name="T22">?</text:span> “Aprovado” <text:span text:style-name="T22">:</text:span> “Reprovado”</text:p>
      <text:p text:style-name="P26"/>
      <text:list xml:id="list214723241219212" text:continue-list="list214722652309110" text:style-name="L7">
        <text:list-item>
          <text:p text:style-name="P170">Aula 09 – <text:span text:style-name="T69">I</text:span>ntrodução ao DOM</text:p>
        </text:list-item>
      </text:list>
      <text:p text:style-name="P31">Document Object Model</text:p>
      <text:p text:style-name="P31">Árvore DOM</text:p>
      <text:p text:style-name="P31">Manipulando DOM</text:p>
      <text:p text:style-name="P31"/>
      <text:p text:style-name="P79">DOM → Documente Object Model:</text:p>
      <text:p text:style-name="P32"><text:span text:style-name="T22">Modelo de </text:span><text:span text:style-name="T26">o</text:span><text:span text:style-name="T22">bjetos para documentos</text:span>. Conjunto de objetos dentro do navegador que vai dar acesso aos componentes internos do seu website. DOM não funciona dentro do Node.js. Func<text:span text:style-name="T76">i</text:span>ona quando rodamos JavaScript dentro do navegador.</text:p>
      <text:p text:style-name="P32"/>
      <text:p text:style-name="P79">Árvore DOM:</text:p>
      <text:p text:style-name="P32">window – raiz do DOM. Tudo dentro do JavaScript está dentro do window.</text:p>
      <text:list xml:id="list3776129381" text:style-name="L10">
        <text:list-item>
          <text:p text:style-name="P195">Window</text:p>
          <text:list>
            <text:list-item>
              <text:p text:style-name="P195">location</text:p>
            </text:list-item>
            <text:list-item>
              <text:p text:style-name="P195">document</text:p>
              <text:list>
                <text:list-item>
                  <text:p text:style-name="P195">html</text:p>
                  <text:list>
                    <text:list-item>
                      <text:p text:style-name="P195">head</text:p>
                      <text:list>
                        <text:list-item>
                          <text:p text:style-name="P195">meta</text:p>
                        </text:list-item>
                        <text:list-item>
                          <text:p text:style-name="P195">title</text:p>
                        </text:list-item>
                      </text:list>
                    </text:list-item>
                    <text:list-item>
                      <text:p text:style-name="P195">body</text:p>
                      <text:list>
                        <text:list-item>
                          <text:p text:style-name="P195">h1</text:p>
                        </text:list-item>
                        <text:list-item>
                          <text:p text:style-name="P195"><text:soft-page-break/>p</text:p>
                        </text:list-item>
                        <text:list-item>
                          <text:p text:style-name="P195">p</text:p>
                          <text:list>
                            <text:list-item>
                              <text:p text:style-name="P195">strong</text:p>
                            </text:list-item>
                          </text:list>
                        </text:list-item>
                        <text:list-item>
                          <text:p text:style-name="P195">div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5">history</text:p>
            </text:list-item>
          </text:list>
        </text:list-item>
      </text:list>
      <text:p text:style-name="P32"/>
      <text:p text:style-name="P33"><text:span text:style-name="T22">Selecionando: </text:span>Métodos de acesso para navegar entre cada elemento da árvore DOM.</text:p>
      <text:p text:style-name="P33">Métodos:</text:p>
      <text:list xml:id="list2338438834" text:style-name="L11">
        <text:list-item>
          <text:p text:style-name="P191">por Marca</text:p>
        </text:list-item>
      </text:list>
      <text:p text:style-name="P33">getElementsByTagName()</text:p>
      <text:p text:style-name="P33"/>
      <text:p text:style-name="P126"><text:span text:style-name="T51">var</text:span> <text:span text:style-name="T1">p1</text:span> = <text:span text:style-name="T1">window</text:span>.<text:span text:style-name="T1">document</text:span>.<text:span text:style-name="T14">getElementsByTagName</text:span>(<text:span text:style-name="T18">'p'</text:span>)[<text:span text:style-name="T70">1</text:span>]</text:p>
      <text:p text:style-name="P122"><text:span text:style-name="T1">window</text:span>.<text:span text:style-name="T1">document</text:span>.<text:span text:style-name="T14">write</text:span>(<text:span text:style-name="T18">'Está escrito assim: '</text:span>+<text:span text:style-name="T1">p1</text:span>.<text:span text:style-name="T1">innerText</text:span>)</text:p>
      <text:p text:style-name="P122"><text:span text:style-name="T1">window</text:span>.<text:span text:style-name="T1">document</text:span>.<text:span text:style-name="T14">write</text:span>(<text:span text:style-name="T18">'Puxando a formatação: '</text:span>+<text:span text:style-name="T1">p1</text:span>.<text:span text:style-name="T1">innerHTML</text:span>)</text:p>
      <text:p text:style-name="P33"/>
      <text:list xml:id="list214723288860331" text:continue-numbering="true" text:style-name="L11">
        <text:list-item>
          <text:p text:style-name="P191">por ID</text:p>
        </text:list-item>
      </text:list>
      <text:p text:style-name="P34">getElementBy<text:span text:style-name="T76">I</text:span>d() - Posso identificar um elemento por id e acessá=lo através do getElementByld().</text:p>
      <text:p text:style-name="P34"/>
      <text:p text:style-name="P128"><text:span text:style-name="T74">&lt;</text:span><text:span text:style-name="T51">div</text:span> <text:span text:style-name="T5">id</text:span>=<text:span text:style-name="T18">"mensagem"</text:span><text:span text:style-name="T74">&gt;</text:span>Clique em mim<text:span text:style-name="T74">&lt;/</text:span><text:span text:style-name="T51">div</text:span><text:span text:style-name="T74">&gt;</text:span></text:p>
      <text:p text:style-name="P127"><text:span text:style-name="T51">var</text:span> <text:span text:style-name="T1">d</text:span> = <text:span text:style-name="T1">window</text:span>.<text:span text:style-name="T1">document</text:span>.<text:span text:style-name="T14">getElementById</text:span>(<text:span text:style-name="T18">'mensagem'</text:span>)</text:p>
      <text:p text:style-name="P122"><text:span text:style-name="T1">d</text:span>.<text:span text:style-name="T59">style</text:span>.<text:span text:style-name="T1">background</text:span> = <text:span text:style-name="T18">'purple'</text:span></text:p>
      <text:p text:style-name="P34"/>
      <text:list xml:id="list214724330456357" text:continue-numbering="true" text:style-name="L11">
        <text:list-item>
          <text:p text:style-name="P191">por Nome</text:p>
        </text:list-item>
      </text:list>
      <text:p text:style-name="P34">getElementsByName() - Para acessar pelo nome do elemento.</text:p>
      <text:p text:style-name="P34"/>
      <text:p text:style-name="P127"><text:span text:style-name="T74">&lt;</text:span><text:span text:style-name="T51">div</text:span> <text:span text:style-name="T1">name</text:span>=<text:span text:style-name="T18">"mensagem"</text:span><text:span text:style-name="T74">&gt;</text:span>Clique em mim<text:span text:style-name="T74">&lt;/</text:span><text:span text:style-name="T51">div</text:span><text:span text:style-name="T74">&gt;</text:span></text:p>
      <text:p text:style-name="P127"><text:span text:style-name="T51">var</text:span> <text:span text:style-name="T1">d</text:span> = <text:span text:style-name="T1">window</text:span>.<text:span text:style-name="T1">document</text:span>.<text:span text:style-name="T14">getElementsByName</text:span>(<text:span text:style-name="T18">'mensagem'</text:span>)[<text:span text:style-name="T70">0</text:span>]</text:p>
      <text:p text:style-name="P122"><text:span text:style-name="T1">d</text:span>.<text:span text:style-name="T1">innerText</text:span> = <text:span text:style-name="T18">"Hello, World!"</text:span></text:p>
      <text:p text:style-name="P34"/>
      <text:list xml:id="list214722645366991" text:continue-numbering="true" text:style-name="L11">
        <text:list-item>
          <text:p text:style-name="P191">por Classe</text:p>
        </text:list-item>
      </text:list>
      <text:p text:style-name="P34">getElementsByClassName()</text:p>
      <text:p text:style-name="P34"/>
      <text:p text:style-name="P127"><text:span text:style-name="T74">&lt;</text:span><text:span text:style-name="T51">div</text:span> <text:span text:style-name="T1">class</text:span>=<text:span text:style-name="T18">"mensagem"</text:span><text:span text:style-name="T74">&gt;</text:span>Clique em mim<text:span text:style-name="T74">&lt;/</text:span><text:span text:style-name="T51">div</text:span><text:span text:style-name="T74">&gt;</text:span></text:p>
      <text:p text:style-name="P127"><text:span text:style-name="T51">var</text:span> <text:span text:style-name="T1">d</text:span> = <text:span text:style-name="T1">window</text:span>.<text:span text:style-name="T1">document</text:span>.<text:span text:style-name="T14">getElementsByClassName</text:span>(<text:span text:style-name="T18">'mensagem'</text:span>)[<text:span text:style-name="T70">0</text:span>]</text:p>
      <text:p text:style-name="P122"><text:span text:style-name="T1">d</text:span>.<text:span text:style-name="T1">style</text:span>.<text:span text:style-name="T1">background</text:span> = <text:span text:style-name="T18">"pink"</text:span></text:p>
      <text:p text:style-name="P158"/>
      <text:list xml:id="list214724726484761" text:continue-numbering="true" text:style-name="L11">
        <text:list-item>
          <text:p text:style-name="P191">por Seletor</text:p>
        </text:list-item>
      </text:list>
      <text:p text:style-name="P35">querySelector()</text:p>
      <text:p text:style-name="P35">querySelectorAll()</text:p>
      <text:p text:style-name="P35">Toda di<text:span text:style-name="T75">v</text:span> é representada por ‘#’ e toda class é representada por ‘.’.</text:p>
      <text:p text:style-name="P35"/>
      <text:p text:style-name="P129"><text:span text:style-name="T74">&lt;</text:span><text:span text:style-name="T51">div</text:span> <text:span text:style-name="T1">id</text:span>=<text:span text:style-name="T18">"mensagem"</text:span><text:span text:style-name="T74">&gt;</text:span>Clique em mim<text:span text:style-name="T74">&lt;/</text:span><text:span text:style-name="T51">div</text:span><text:span text:style-name="T74">&gt;</text:span></text:p>
      <text:p text:style-name="P129"><text:span text:style-name="T51">var</text:span> <text:span text:style-name="T1">d</text:span> = <text:span text:style-name="T1">window</text:span>.<text:span text:style-name="T1">document</text:span>.<text:span text:style-name="T14">querySelector</text:span>(<text:span text:style-name="T18">'div#mensagem'</text:span>)</text:p>
      <text:p text:style-name="P122"><text:span text:style-name="T1">d</text:span>.<text:span text:style-name="T1">style</text:span>.<text:span text:style-name="T1">color</text:span> = <text:span text:style-name="T18">'blue'</text:span></text:p>
      <text:p text:style-name="P35"/>
      <text:p text:style-name="P129"><text:span text:style-name="T74">&lt;</text:span><text:span text:style-name="T51">div</text:span> <text:span text:style-name="T1">class</text:span>=<text:span text:style-name="T18">"mensagem"</text:span><text:span text:style-name="T74">&gt;</text:span>Clique em mim<text:span text:style-name="T74">&lt;/</text:span><text:span text:style-name="T51">div</text:span><text:span text:style-name="T74">&gt;</text:span></text:p>
      <text:p text:style-name="P129"><text:span text:style-name="T51">var</text:span> <text:span text:style-name="T1">d</text:span> = <text:span text:style-name="T1">window</text:span>.<text:span text:style-name="T1">document</text:span>.<text:span text:style-name="T14">querySelector</text:span>(<text:span text:style-name="T18">'div.mensagem'</text:span>)</text:p>
      <text:p text:style-name="P122"><text:span text:style-name="T1">d</text:span>.<text:span text:style-name="T1">style</text:span>.<text:span text:style-name="T1">color</text:span> = <text:span text:style-name="T18">'yellow'</text:span></text:p>
      <text:p text:style-name="P35"/>
      <text:p text:style-name="P35"/>
      <text:p text:style-name="P35"/>
      <text:list xml:id="list214724059348477" text:continue-list="list214723241219212" text:style-name="L7">
        <text:list-item>
          <text:p text:style-name="P171"><text:soft-page-break/>Aula 10 - Eventos DOM</text:p>
        </text:list-item>
      </text:list>
      <text:p text:style-name="P36">Eventos DOM</text:p>
      <text:p text:style-name="P37">Evento é tudo aquilo que pode acontecer com um elemento.</text:p>
      <text:p text:style-name="P37"/>
      <text:p text:style-name="P38">Função:</text:p>
      <text:p text:style-name="P38">Conjunto de códigos/linhas que vão ser executadas só quando o evento ocorrer.</text:p>
      <text:p text:style-name="P80">Function ação(parâmetros){}</text:p>
      <text:p text:style-name="P80"/>
      <text:p text:style-name="P142"><text:span text:style-name="T51">function</text:span> <text:span text:style-name="T14">ação</text:span>(<text:span text:style-name="T1">parâmetro</text:span>){</text:p>
      <text:p text:style-name="P159"><text:tab/>código</text:p>
      <text:p text:style-name="P141">}</text:p>
      <text:p text:style-name="P81">Exemplo de interação no HTML:</text:p>
      <text:p text:style-name="P81"/>
      <text:p text:style-name="P135"><text:span text:style-name="T74">&lt;</text:span><text:span text:style-name="T51">body</text:span><text:span text:style-name="T74">&gt;</text:span></text:p>
      <text:p text:style-name="P122"><text:span text:style-name="T74"><text:tab/>&lt;</text:span><text:span text:style-name="T51">div</text:span> <text:span text:style-name="T1">id</text:span>=<text:span text:style-name="T18">"area"</text:span> <text:span text:style-name="T1">onclick</text:span>=<text:span text:style-name="T18">"</text:span><text:span text:style-name="T14">clicar</text:span><text:span text:style-name="T18">()"</text:span><text:span text:style-name="T1">onmouseenter</text:span>=<text:span text:style-name="T18">"</text:span><text:span text:style-name="T14">entrar</text:span><text:span text:style-name="T18">()"</text:span> <text:span text:style-name="T1">onmouseout</text:span>=<text:span text:style-name="T18">"</text:span><text:span text:style-name="T14">sair</text:span><text:span text:style-name="T18">()"</text:span><text:span text:style-name="T74">&gt;</text:span></text:p>
      <text:p text:style-name="P122"><text:tab/>Interaja...</text:p>
      <text:p text:style-name="P122"><text:span text:style-name="T74"><text:tab/>&lt;/</text:span><text:span text:style-name="T51">div</text:span><text:span text:style-name="T74">&gt;</text:span></text:p>
      <text:p text:style-name="P122"><text:span text:style-name="T74">&lt;</text:span><text:span text:style-name="T51">script</text:span><text:span text:style-name="T74">&gt;</text:span></text:p>
      <text:p text:style-name="P122"><text:span text:style-name="T51"><text:tab/>function</text:span> <text:span text:style-name="T14">clicar</text:span>() {</text:p>
      <text:p text:style-name="P122"><text:span text:style-name="T51"><text:tab/><text:tab/>var</text:span> <text:span text:style-name="T1">area</text:span> = <text:span text:style-name="T1">window</text:span>.<text:span text:style-name="T1">document</text:span>.<text:span text:style-name="T14">getElementById</text:span>(<text:span text:style-name="T18">"area"</text:span>);</text:p>
      <text:p text:style-name="P122"><text:span text:style-name="T1"><text:tab/><text:tab/>area</text:span>.<text:span text:style-name="T1">innerText</text:span> = <text:span text:style-name="T18">"Clicou"</text:span></text:p>
      <text:p text:style-name="P122"><text:span text:style-name="T1"><text:tab/><text:tab/>area</text:span>.<text:span text:style-name="T59">style</text:span>.<text:span text:style-name="T1">background</text:span> = <text:span text:style-name="T18">"red"</text:span></text:p>
      <text:p text:style-name="P122"><text:tab/>}</text:p>
      <text:p text:style-name="P122"><text:span text:style-name="T51"><text:tab/>function</text:span> <text:span text:style-name="T14">entrar</text:span>(){</text:p>
      <text:p text:style-name="P122"><text:span text:style-name="T51"><text:tab/><text:tab/>var</text:span> <text:span text:style-name="T1">area</text:span> = <text:span text:style-name="T1">window</text:span>.<text:span text:style-name="T1">document</text:span>.<text:span text:style-name="T14">getElementById</text:span>(<text:span text:style-name="T18">"area"</text:span>);</text:p>
      <text:p text:style-name="P122"><text:span text:style-name="T1"><text:tab/><text:tab/>area</text:span>.<text:span text:style-name="T1">innerText</text:span> = <text:span text:style-name="T18">"Entrou!"</text:span></text:p>
      <text:p text:style-name="P122"><text:tab/>}</text:p>
      <text:p text:style-name="P122"><text:span text:style-name="T51"><text:tab/>function</text:span> <text:span text:style-name="T14">sair</text:span>(){</text:p>
      <text:p text:style-name="P122"><text:span text:style-name="T51"><text:tab/><text:tab/>var</text:span> <text:span text:style-name="T1">area</text:span> = <text:span text:style-name="T1">window</text:span>.<text:span text:style-name="T1">document</text:span>.<text:span text:style-name="T14">getElementById</text:span>(<text:span text:style-name="T18">"area"</text:span>);</text:p>
      <text:p text:style-name="P122"><text:span text:style-name="T1"><text:tab/><text:tab/>area</text:span>.<text:span text:style-name="T1">innerText</text:span> = <text:span text:style-name="T18">"Saiu!!"</text:span></text:p>
      <text:p text:style-name="P122"><text:span text:style-name="T1"><text:tab/><text:tab/>area</text:span>.<text:span text:style-name="T59">style</text:span>.<text:span text:style-name="T1">background</text:span> = <text:span text:style-name="T18">"green"</text:span></text:p>
      <text:p text:style-name="P122"><text:tab/>} </text:p>
      <text:p text:style-name="P122"><text:span text:style-name="T74">&lt;/</text:span><text:span text:style-name="T51">script</text:span><text:span text:style-name="T74">&gt;</text:span></text:p>
      <text:p text:style-name="P122"><text:span text:style-name="T74">&lt;/</text:span><text:span text:style-name="T51">body</text:span><text:span text:style-name="T74">&gt;</text:span></text:p>
      <text:p text:style-name="P37"/>
      <text:p text:style-name="P82">Exemplo de interação no próp<text:span text:style-name="T77">r</text:span>io JavaScript:</text:p>
      <text:p text:style-name="P39"/>
      <text:p text:style-name="P130"><text:span text:style-name="T74">&lt;</text:span><text:span text:style-name="T51">body</text:span><text:span text:style-name="T74">&gt;</text:span></text:p>
      <text:p text:style-name="P122"><text:span text:style-name="T74"><text:tab/>&lt;</text:span><text:span text:style-name="T51">div</text:span> <text:span text:style-name="T1">id</text:span>=<text:span text:style-name="T18">"area"</text:span><text:span text:style-name="T74">&gt;</text:span></text:p>
      <text:p text:style-name="P122"><text:tab/><text:tab/>Interaja...</text:p>
      <text:p text:style-name="P122"><text:span text:style-name="T74"><text:tab/>&lt;/</text:span><text:span text:style-name="T51">div</text:span><text:span text:style-name="T74">&gt;</text:span></text:p>
      <text:p text:style-name="P122"><text:span text:style-name="T74">&lt;</text:span><text:span text:style-name="T51">script</text:span><text:span text:style-name="T74">&gt;</text:span></text:p>
      <text:p text:style-name="P122"><text:span text:style-name="T51"><text:tab/>var</text:span> <text:span text:style-name="T1">area</text:span> = <text:span text:style-name="T1">window</text:span>.<text:span text:style-name="T1">document</text:span>.<text:span text:style-name="T14">getElementById</text:span>(<text:span text:style-name="T18">"area"</text:span>);</text:p>
      <text:p text:style-name="P122"><text:span text:style-name="T1"><text:tab/>area</text:span>.<text:span text:style-name="T14">addEventListener</text:span>(<text:span text:style-name="T18">"click"</text:span>, <text:span text:style-name="T14">clicar</text:span>)</text:p>
      <text:p text:style-name="P122"><text:span text:style-name="T1"><text:tab/>area</text:span>.<text:span text:style-name="T14">addEventListener</text:span>(<text:span text:style-name="T18">"mouseenter"</text:span>, <text:span text:style-name="T14">entrar</text:span>)</text:p>
      <text:p text:style-name="P122"><text:span text:style-name="T1"><text:tab/>area</text:span>.<text:span text:style-name="T14">addEventListener</text:span>(<text:span text:style-name="T18">"mouseout"</text:span>, <text:span text:style-name="T14">sair</text:span>)</text:p>
      <text:p text:style-name="P122"><text:span text:style-name="T51"><text:tab/>function</text:span> <text:span text:style-name="T14">clicar</text:span>() {</text:p>
      <text:p text:style-name="P122"><text:span text:style-name="T1"><text:tab/><text:tab/>area</text:span>.<text:span text:style-name="T1">innerText</text:span> = <text:span text:style-name="T18">"Clicou"</text:span></text:p>
      <text:p text:style-name="P122"><text:span text:style-name="T1"><text:tab/><text:tab/>area</text:span>.<text:span text:style-name="T59">style</text:span>.<text:span text:style-name="T1">background</text:span> = <text:span text:style-name="T18">"red"</text:span></text:p>
      <text:p text:style-name="P122"><text:tab/>}</text:p>
      <text:p text:style-name="P122"><text:span text:style-name="T51"><text:tab/>function</text:span> <text:span text:style-name="T14">entrar</text:span>(){</text:p>
      <text:p text:style-name="P122"><text:soft-page-break/><text:span text:style-name="T1"><text:tab/><text:tab/>area</text:span>.<text:span text:style-name="T1">innerText</text:span> = <text:span text:style-name="T18">"Entrou!"</text:span></text:p>
      <text:p text:style-name="P122"><text:tab/>}</text:p>
      <text:p text:style-name="P122"><text:span text:style-name="T51"><text:tab/>function</text:span> <text:span text:style-name="T14">sair</text:span>(){</text:p>
      <text:p text:style-name="P122"><text:span text:style-name="T1"><text:tab/><text:tab/>area</text:span>.<text:span text:style-name="T1">innerText</text:span> = <text:span text:style-name="T18">"Saiu!!"</text:span></text:p>
      <text:p text:style-name="P122"><text:span text:style-name="T1"><text:tab/><text:tab/>area</text:span>.<text:span text:style-name="T59">style</text:span>.<text:span text:style-name="T1">background</text:span> = <text:span text:style-name="T18">"green"</text:span></text:p>
      <text:p text:style-name="P122"><text:tab/>} </text:p>
      <text:p text:style-name="P122"><text:span text:style-name="T74">&lt;/</text:span><text:span text:style-name="T51">script</text:span><text:span text:style-name="T74">&gt;</text:span></text:p>
      <text:p text:style-name="P122"><text:span text:style-name="T74">&lt;/</text:span><text:span text:style-name="T51">body</text:span><text:span text:style-name="T74">&gt;</text:span></text:p>
      <text:p text:style-name="P39"/>
      <text:p text:style-name="P39"><text:span text:style-name="T22">Detectando erros</text:span>:</text:p>
      <text:p text:style-name="P39">Ao executar um código e perceber que ele não funcionou do jeito programado, você pode clicar com o botão direito do mouse na página e clicar em <text:span text:style-name="T22">inspencionar</text:span>. Irá abrir o <text:span text:style-name="T22">DevTools</text:span> e no final do <text:span text:style-name="T22">DevTools</text:span>, na aba <text:span text:style-name="T22">console</text:span> será apresentado o erro e aonde está acontecendo.</text:p>
      <text:p text:style-name="P39"/>
      <text:list xml:id="list214722946133637" text:continue-numbering="true" text:style-name="L7">
        <text:list-item>
          <text:p text:style-name="P172">Aula 11 – Condições (Parte 1)</text:p>
        </text:list-item>
      </text:list>
      <text:p text:style-name="P102">Sequências</text:p>
      <text:p text:style-name="P96">var n = 2</text:p>
      <text:p text:style-name="P96">n += 2</text:p>
      <text:p text:style-name="P96">window.alert(n)</text:p>
      <text:p text:style-name="P96"/>
      <text:p text:style-name="P103">Condições</text:p>
      <text:p text:style-name="P97">if (condição){</text:p>
      <text:p text:style-name="P97"><text:tab/>true</text:p>
      <text:p text:style-name="P97">}else{</text:p>
      <text:p text:style-name="P97"><text:tab/>false</text:p>
      <text:p text:style-name="P97">}</text:p>
      <text:p text:style-name="P96"/>
      <text:p text:style-name="P103">Tipos de Condição</text:p>
      <text:p text:style-name="P103"/>
      <text:p text:style-name="P103">Condição simples</text:p>
      <text:p text:style-name="P97">if (condição){</text:p>
      <text:p text:style-name="P97"><text:tab/>true</text:p>
      <text:p text:style-name="P97">}</text:p>
      <text:p text:style-name="P97"/>
      <text:p text:style-name="P103">Condição composta</text:p>
      <text:p text:style-name="P97">if (condição){</text:p>
      <text:p text:style-name="P97"><text:tab/>true</text:p>
      <text:p text:style-name="P97">}else{</text:p>
      <text:p text:style-name="P97"><text:tab/>false</text:p>
      <text:p text:style-name="P97">}</text:p>
      <text:p text:style-name="P97"/>
      <text:p text:style-name="P139"><text:span text:style-name="T51">var</text:span> <text:span text:style-name="T1">idade</text:span> = <text:span text:style-name="T70">17</text:span></text:p>
      <text:p text:style-name="P122"><text:span text:style-name="T78">if</text:span>(<text:span text:style-name="T1">idade</text:span> &lt; <text:span text:style-name="T70">18</text:span>){</text:p>
      <text:p text:style-name="P122"><text:span text:style-name="T1"><text:tab/>console</text:span>.<text:span text:style-name="T14">log</text:span>(<text:span text:style-name="T18">'Menor de idade!'</text:span>)</text:p>
      <text:p text:style-name="P122">}<text:span text:style-name="T78">else</text:span>{</text:p>
      <text:p text:style-name="P122"><text:span text:style-name="T1"><text:tab/>console</text:span>.<text:span text:style-name="T14">log</text:span>(<text:span text:style-name="T18">'Maior de idade!'</text:span>)</text:p>
      <text:p text:style-name="P122">}</text:p>
      <text:p text:style-name="P97"/>
      <text:list xml:id="list214723727656714" text:continue-numbering="true" text:style-name="L7">
        <text:list-item>
          <text:p text:style-name="P172">Aula 12 - Condições (Parte 2)</text:p>
        </text:list-item>
      </text:list>
      <text:p text:style-name="P104">Condição Aninhada</text:p>
      <text:p text:style-name="P99">if(condição1){</text:p>
      <text:p text:style-name="P99"><text:soft-page-break/><text:tab/>bloco 1</text:p>
      <text:p text:style-name="P99">} else {</text:p>
      <text:p text:style-name="P99"><text:tab/>if(condição 2){</text:p>
      <text:p text:style-name="P99"><text:tab/><text:tab/>bloco 2</text:p>
      <text:p text:style-name="P99"><text:tab/>}else{</text:p>
      <text:p text:style-name="P99"><text:tab/><text:tab/>bloco 3</text:p>
      <text:p text:style-name="P99"><text:tab/>}</text:p>
      <text:p text:style-name="P99">}</text:p>
      <text:p text:style-name="P98"/>
      <text:p text:style-name="P140"><text:span text:style-name="T51">var</text:span> <text:span text:style-name="T1">idade</text:span> = <text:span text:style-name="T70">66</text:span></text:p>
      <text:p text:style-name="P122"><text:span text:style-name="T1">console</text:span>.<text:span text:style-name="T14">log</text:span>(<text:span text:style-name="T18">`Você tem </text:span><text:span text:style-name="T51">${</text:span><text:span text:style-name="T1">idade</text:span><text:span text:style-name="T51">}</text:span><text:span text:style-name="T18"> anos.`</text:span>)</text:p>
      <text:p text:style-name="P122"><text:span text:style-name="T78">if</text:span>(<text:span text:style-name="T1">idade</text:span> &lt; <text:span text:style-name="T70">16</text:span>){</text:p>
      <text:p text:style-name="P122"><text:span text:style-name="T1"><text:tab/>console</text:span>.<text:span text:style-name="T14">log</text:span>(<text:span text:style-name="T18">'Não vota!'</text:span>)</text:p>
      <text:p text:style-name="P122">}<text:span text:style-name="T78">else</text:span> <text:span text:style-name="T78">if</text:span>(<text:span text:style-name="T1">idade</text:span> &lt; <text:span text:style-name="T70">18</text:span> || <text:span text:style-name="T1">idade</text:span> &gt; <text:span text:style-name="T70">65</text:span>){</text:p>
      <text:p text:style-name="P122"><text:span text:style-name="T1"><text:tab/>console</text:span>.<text:span text:style-name="T14">log</text:span>(<text:span text:style-name="T18">'Voto opcional!'</text:span>)</text:p>
      <text:p text:style-name="P122">}<text:span text:style-name="T78">else</text:span>{</text:p>
      <text:p text:style-name="P122"><text:span text:style-name="T1"><text:tab/>console</text:span>.<text:span text:style-name="T14">log</text:span>(<text:span text:style-name="T18">'Voto obrigatório'</text:span>)</text:p>
      <text:p text:style-name="P122">}</text:p>
      <text:p text:style-name="P98"/>
      <text:p text:style-name="P140"><text:span text:style-name="T51">var</text:span> <text:span text:style-name="T1">agora</text:span> = <text:span text:style-name="T51">new</text:span> <text:span text:style-name="T56">Date</text:span>()</text:p>
      <text:p text:style-name="P122"><text:span text:style-name="T51">var</text:span> <text:span text:style-name="T1">hora</text:span> = <text:span text:style-name="T1">agora</text:span>.<text:span text:style-name="T14">getHours</text:span>()</text:p>
      <text:p text:style-name="P122"><text:span text:style-name="T51">var</text:span> <text:span text:style-name="T1">minutos</text:span> = <text:span text:style-name="T1">agora</text:span>.<text:span text:style-name="T14">getMinutes</text:span>()</text:p>
      <text:p text:style-name="P122"><text:span text:style-name="T51">var</text:span> <text:span text:style-name="T1">segundos</text:span> = <text:span text:style-name="T1">agora</text:span>.<text:span text:style-name="T14">getSeconds</text:span>()</text:p>
      <text:p text:style-name="P122"><text:span text:style-name="T1">console</text:span>.<text:span text:style-name="T14">log</text:span>(<text:span text:style-name="T18">`Agora são exatamente </text:span><text:span text:style-name="T51">${</text:span><text:span text:style-name="T1">hora</text:span><text:span text:style-name="T51">}</text:span><text:span text:style-name="T18">h</text:span><text:span text:style-name="T51">${</text:span><text:span text:style-name="T1">minutos</text:span><text:span text:style-name="T51">}</text:span><text:span text:style-name="T18">min</text:span><text:span text:style-name="T51">${</text:span><text:span text:style-name="T1">segundos</text:span><text:span text:style-name="T51">}</text:span><text:span text:style-name="T18">seg.`</text:span>)</text:p>
      <text:p text:style-name="P122"><text:span text:style-name="T78">if</text:span> (<text:span text:style-name="T1">hora</text:span> &lt; <text:span text:style-name="T70">12</text:span>) {</text:p>
      <text:p text:style-name="P122"><text:span text:style-name="T1"><text:tab/>console</text:span>.<text:span text:style-name="T14">log</text:span>(<text:span text:style-name="T18">'Bom dia!'</text:span>)</text:p>
      <text:p text:style-name="P122">} <text:span text:style-name="T78">else</text:span> <text:span text:style-name="T78">if</text:span> (<text:span text:style-name="T1">hora</text:span> &lt;= <text:span text:style-name="T70">18</text:span>){</text:p>
      <text:p text:style-name="P122"><text:span text:style-name="T1"><text:tab/>console</text:span>.<text:span text:style-name="T14">log</text:span>(<text:span text:style-name="T18">'Boa tarde'</text:span>)</text:p>
      <text:p text:style-name="P122">}<text:span text:style-name="T78">else</text:span>{</text:p>
      <text:p text:style-name="P122"><text:span text:style-name="T1"><text:tab/>console</text:span>.<text:span text:style-name="T14">log</text:span>(<text:span text:style-name="T18">'Boa noite'</text:span>)</text:p>
      <text:p text:style-name="P122">}</text:p>
      <text:p text:style-name="P98"/>
      <text:p text:style-name="P105">Condição Multipla – <text:span text:style-name="T64">usada para valores fixos.</text:span></text:p>
      <text:p text:style-name="P100">switch(expressão){</text:p>
      <text:p text:style-name="P100"><text:tab/>case valor 1:</text:p>
      <text:p text:style-name="P100"><text:tab/><text:tab/>bloco</text:p>
      <text:p text:style-name="P100"><text:tab/><text:tab/>break</text:p>
      <text:p text:style-name="P100"><text:tab/>case valor 2:</text:p>
      <text:p text:style-name="P100"><text:tab/><text:tab/>bloco</text:p>
      <text:p text:style-name="P100"><text:tab/><text:tab/>break</text:p>
      <text:p text:style-name="P100"><text:tab/>case valor 3: </text:p>
      <text:p text:style-name="P100"><text:tab/><text:tab/>bloco</text:p>
      <text:p text:style-name="P100"><text:tab/><text:tab/>break</text:p>
      <text:p text:style-name="P100"><text:tab/>default:</text:p>
      <text:p text:style-name="P100"><text:tab/><text:tab/>bloco</text:p>
      <text:p text:style-name="P100"><text:tab/><text:tab/>break</text:p>
      <text:p text:style-name="P100">}</text:p>
      <text:p text:style-name="P98"/>
      <text:p text:style-name="P140"><text:span text:style-name="T51">var</text:span> <text:span text:style-name="T1">a</text:span><text:span text:style-name="T6">gora</text:span> = <text:span text:style-name="T51">new</text:span> <text:span text:style-name="T56">Date</text:span>()</text:p>
      <text:p text:style-name="P123"><text:span text:style-name="T53">var</text:span><text:span text:style-name="T80"> </text:span><text:span text:style-name="T1">diaSemana</text:span> = <text:span text:style-name="T6">agora</text:span>.<text:span text:style-name="T14">getDay</text:span>()</text:p>
      <text:p text:style-name="P148"/>
      <text:p text:style-name="P122"><text:span text:style-name="T1">console</text:span>.<text:span text:style-name="T14">log</text:span>(<text:span text:style-name="T1">diaSemana</text:span>)</text:p>
      <text:p text:style-name="P122"><text:soft-page-break/><text:span text:style-name="T78">switch</text:span> (<text:span text:style-name="T1">diaSemana</text:span>) {</text:p>
      <text:p text:style-name="P122"><text:span text:style-name="T78"><text:tab/>case</text:span> <text:span text:style-name="T70">0</text:span>:</text:p>
      <text:p text:style-name="P122"><text:span text:style-name="T1"><text:tab/><text:tab/>console</text:span>.<text:span text:style-name="T14">log</text:span>(<text:span text:style-name="T18">'Domingo'</text:span>)</text:p>
      <text:p text:style-name="P122"><text:span text:style-name="T78"><text:tab/><text:tab/>break</text:span>;</text:p>
      <text:p text:style-name="P122"><text:span text:style-name="T78"><text:tab/>case</text:span> <text:span text:style-name="T70">1</text:span>:</text:p>
      <text:p text:style-name="P122"><text:span text:style-name="T1"><text:tab/><text:tab/>console</text:span>.<text:span text:style-name="T14">log</text:span>(<text:span text:style-name="T18">'Segunda'</text:span>)</text:p>
      <text:p text:style-name="P122"><text:span text:style-name="T78"><text:tab/><text:tab/>break</text:span>;</text:p>
      <text:p text:style-name="P122"><text:span text:style-name="T78"><text:tab/>case</text:span> <text:span text:style-name="T70">2</text:span>:</text:p>
      <text:p text:style-name="P122"><text:span text:style-name="T1"><text:tab/><text:tab/>console</text:span>.<text:span text:style-name="T14">log</text:span>(<text:span text:style-name="T18">'Terça'</text:span>)</text:p>
      <text:p text:style-name="P122"><text:span text:style-name="T78"><text:tab/><text:tab/>break</text:span>;</text:p>
      <text:p text:style-name="P122"><text:span text:style-name="T78"><text:tab/>case</text:span> <text:span text:style-name="T70">3</text:span>:</text:p>
      <text:p text:style-name="P122"><text:span text:style-name="T1"><text:tab/><text:tab/>console</text:span>.<text:span text:style-name="T14">log</text:span>(<text:span text:style-name="T18">'Quarta'</text:span>)</text:p>
      <text:p text:style-name="P122"><text:span text:style-name="T78"><text:tab/><text:tab/>break</text:span>;</text:p>
      <text:p text:style-name="P122"><text:span text:style-name="T78"><text:tab/>case</text:span> <text:span text:style-name="T70">4</text:span>:</text:p>
      <text:p text:style-name="P122"><text:span text:style-name="T1"><text:tab/><text:tab/>console</text:span>.<text:span text:style-name="T14">log</text:span>(<text:span text:style-name="T18">'Quinta'</text:span>)</text:p>
      <text:p text:style-name="P122"><text:span text:style-name="T78"><text:tab/><text:tab/>break</text:span>;</text:p>
      <text:p text:style-name="P122"><text:span text:style-name="T78"><text:tab/>case</text:span> <text:span text:style-name="T70">5</text:span>:</text:p>
      <text:p text:style-name="P122"><text:span text:style-name="T1"><text:tab/><text:tab/>console</text:span>.<text:span text:style-name="T14">log</text:span>(<text:span text:style-name="T18">'Sexta'</text:span>)</text:p>
      <text:p text:style-name="P122"><text:span text:style-name="T78"><text:tab/><text:tab/>break</text:span>;</text:p>
      <text:p text:style-name="P122"><text:span text:style-name="T78"><text:tab/>case</text:span> <text:span text:style-name="T70">6</text:span>:</text:p>
      <text:p text:style-name="P122"><text:span text:style-name="T1"><text:tab/><text:tab/>console</text:span>.<text:span text:style-name="T14">log</text:span>(<text:span text:style-name="T18">'Sábado'</text:span>)</text:p>
      <text:p text:style-name="P122"><text:span text:style-name="T78"><text:tab/><text:tab/>break</text:span>;</text:p>
      <text:p text:style-name="P122"><text:span text:style-name="T78"><text:tab/>default</text:span>:</text:p>
      <text:p text:style-name="P122"><text:span text:style-name="T1"><text:tab/><text:tab/>console</text:span>.<text:span text:style-name="T14">log</text:span>(<text:span text:style-name="T18">'ERRO! Dia inválido!'</text:span>)</text:p>
      <text:p text:style-name="P122"><text:span text:style-name="T78"><text:tab/><text:tab/>break</text:span>;</text:p>
      <text:p text:style-name="P122">}</text:p>
      <text:p text:style-name="P98"/>
      <text:list xml:id="list214723541432507" text:continue-numbering="true" text:style-name="L7">
        <text:list-item>
          <text:p text:style-name="P173">Exercícios Javascript – Parte 1</text:p>
        </text:list-item>
      </text:list>
      <text:p text:style-name="P83">Modelo</text:p>
      <text:p text:style-name="P83">HTML</text:p>
      <text:p text:style-name="P160"/>
      <text:p text:style-name="P131"><text:span text:style-name="T74">&lt;!</text:span><text:span text:style-name="T51">DOCTYPE</text:span> <text:span text:style-name="T1">html</text:span><text:span text:style-name="T74">&gt;</text:span></text:p>
      <text:p text:style-name="P122"><text:span text:style-name="T74">&lt;</text:span><text:span text:style-name="T51">html</text:span> <text:span text:style-name="T1">lang</text:span>=<text:span text:style-name="T18">"pt-BR"</text:span><text:span text:style-name="T74">&gt;</text:span></text:p>
      <text:p text:style-name="P122"><text:span text:style-name="T74"><text:tab/>&lt;</text:span><text:span text:style-name="T51">head</text:span><text:span text:style-name="T74">&gt;</text:span></text:p>
      <text:p text:style-name="P122"><text:span text:style-name="T74"><text:tab/><text:tab/>&lt;</text:span><text:span text:style-name="T51">meta</text:span> <text:span text:style-name="T1">charset</text:span>=<text:span text:style-name="T18">"UTF-8"</text:span><text:span text:style-name="T74">&gt;</text:span></text:p>
      <text:p text:style-name="P122"><text:span text:style-name="T74"><text:tab/><text:tab/>&lt;</text:span><text:span text:style-name="T51">meta</text:span> <text:span text:style-name="T1">http-equiv</text:span>=<text:span text:style-name="T18">"X-UA-Compatible"</text:span> <text:span text:style-name="T1">content</text:span>=<text:span text:style-name="T18">"IE=edge"</text:span><text:span text:style-name="T74">&gt;</text:span></text:p>
      <text:p text:style-name="P122"><text:span text:style-name="T74"><text:tab/><text:tab/>&lt;</text:span><text:span text:style-name="T51">meta</text:span> <text:span text:style-name="T1">name</text:span>=<text:span text:style-name="T18">"viewport"</text:span> <text:span text:style-name="T1">content</text:span>=<text:span text:style-name="T18">"width=device-width, initial-scale=1.0"</text:span><text:span text:style-name="T74">&gt;</text:span></text:p>
      <text:p text:style-name="P122"><text:span text:style-name="T74"><text:tab/><text:tab/>&lt;</text:span><text:span text:style-name="T51">title</text:span><text:span text:style-name="T74">&gt;</text:span>Modelo de Exercício<text:span text:style-name="T74">&lt;/</text:span><text:span text:style-name="T51">title</text:span><text:span text:style-name="T74">&gt;</text:span></text:p>
      <text:p text:style-name="P122"><text:span text:style-name="T74"><text:tab/><text:tab/>&lt;</text:span><text:span text:style-name="T51">link</text:span> <text:span text:style-name="T1">rel</text:span>=<text:span text:style-name="T18">"stylesheet"</text:span> <text:span text:style-name="T1">href</text:span>=<text:span text:style-name="T18">"estilo.css"</text:span><text:span text:style-name="T74">&gt;</text:span></text:p>
      <text:p text:style-name="P122"><text:span text:style-name="T74"><text:tab/>&lt;/</text:span><text:span text:style-name="T51">head</text:span><text:span text:style-name="T74">&gt;</text:span></text:p>
      <text:p text:style-name="P122"><text:span text:style-name="T74">&lt;</text:span><text:span text:style-name="T51">body</text:span><text:span text:style-name="T74">&gt;</text:span></text:p>
      <text:p text:style-name="P122"><text:span text:style-name="T74"><text:tab/>&lt;</text:span><text:span text:style-name="T51">header</text:span><text:span text:style-name="T74">&gt;</text:span></text:p>
      <text:p text:style-name="P122"><text:span text:style-name="T74"><text:tab/><text:tab/>&lt;</text:span><text:span text:style-name="T51">h1</text:span><text:span text:style-name="T74">&gt;</text:span>Título<text:span text:style-name="T74">&lt;/</text:span><text:span text:style-name="T51">h1</text:span><text:span text:style-name="T74">&gt;</text:span></text:p>
      <text:p text:style-name="P122"><text:span text:style-name="T74"><text:tab/>&lt;/</text:span><text:span text:style-name="T51">header</text:span><text:span text:style-name="T74">&gt;</text:span></text:p>
      <text:p text:style-name="P122"><text:span text:style-name="T74"><text:tab/>&lt;</text:span><text:span text:style-name="T51">section</text:span><text:span text:style-name="T74">&gt;</text:span></text:p>
      <text:p text:style-name="P122"><text:span text:style-name="T74"><text:tab/><text:tab/>&lt;</text:span><text:span text:style-name="T51">div</text:span><text:span text:style-name="T74">&gt;</text:span></text:p>
      <text:p text:style-name="P122"><text:span text:style-name="T74"><text:tab/><text:tab/><text:tab/>&lt;</text:span><text:span text:style-name="T51">p</text:span><text:span text:style-name="T74">&gt;</text:span>Testando<text:span text:style-name="T74">&lt;/</text:span><text:span text:style-name="T51">p</text:span><text:span text:style-name="T74">&gt;</text:span></text:p>
      <text:p text:style-name="P122"><text:span text:style-name="T74"><text:tab/><text:tab/>&lt;/</text:span><text:span text:style-name="T51">div</text:span><text:span text:style-name="T74">&gt;</text:span></text:p>
      <text:p text:style-name="P122"><text:span text:style-name="T74"><text:tab/><text:tab/>&lt;</text:span><text:span text:style-name="T51">div</text:span><text:span text:style-name="T74">&gt;</text:span></text:p>
      <text:p text:style-name="P122"><text:span text:style-name="T74"><text:tab/><text:tab/><text:tab/>&lt;</text:span><text:span text:style-name="T51">p</text:span><text:span text:style-name="T74">&gt;</text:span>Hello<text:span text:style-name="T74">&lt;/</text:span><text:span text:style-name="T51">p</text:span><text:span text:style-name="T74">&gt;</text:span></text:p>
      <text:p text:style-name="P122"><text:span text:style-name="T74"><text:tab/><text:tab/>&lt;/</text:span><text:span text:style-name="T51">div</text:span><text:span text:style-name="T74">&gt;</text:span></text:p>
      <text:p text:style-name="P122"><text:soft-page-break/><text:span text:style-name="T74"><text:tab/>&lt;/</text:span><text:span text:style-name="T51">section</text:span><text:span text:style-name="T74">&gt;</text:span></text:p>
      <text:p text:style-name="P122"><text:span text:style-name="T74"><text:tab/>&lt;</text:span><text:span text:style-name="T51">footer</text:span><text:span text:style-name="T74">&gt;</text:span></text:p>
      <text:p text:style-name="P122"><text:span text:style-name="T74"><text:tab/><text:tab/>&lt;</text:span><text:span text:style-name="T51">p</text:span><text:span text:style-name="T74">&gt;</text:span><text:span text:style-name="T51">&amp;copy;</text:span>CursoemVídeo<text:span text:style-name="T74">&lt;/</text:span><text:span text:style-name="T51">p</text:span><text:span text:style-name="T74">&gt;</text:span></text:p>
      <text:p text:style-name="P122"><text:span text:style-name="T74"><text:tab/>&lt;/</text:span><text:span text:style-name="T51">footer</text:span><text:span text:style-name="T74">&gt;</text:span></text:p>
      <text:p text:style-name="P122"><text:span text:style-name="T74"><text:tab/>&lt;</text:span><text:span text:style-name="T51">script</text:span> <text:span text:style-name="T1">src</text:span>=<text:span text:style-name="T18">"script.js"</text:span><text:span text:style-name="T74">&gt;&lt;/</text:span><text:span text:style-name="T51">script</text:span><text:span text:style-name="T74">&gt;</text:span></text:p>
      <text:p text:style-name="P122"><text:span text:style-name="T74">&lt;/</text:span><text:span text:style-name="T51">body</text:span><text:span text:style-name="T74">&gt;</text:span></text:p>
      <text:p text:style-name="P122"><text:span text:style-name="T74">&lt;/</text:span><text:span text:style-name="T51">html</text:span><text:span text:style-name="T74">&gt;</text:span></text:p>
      <text:p text:style-name="P41"/>
      <text:p text:style-name="P83">CSS</text:p>
      <text:p text:style-name="P41"/>
      <text:p text:style-name="P136"><text:span text:style-name="T84">body</text:span><text:span text:style-name="T45">{</text:span></text:p>
      <text:p text:style-name="P122"><text:span text:style-name="T1"><text:tab/>background</text:span>:<text:span text:style-name="T14">rgb</text:span>(<text:span text:style-name="T70">88</text:span>, <text:span text:style-name="T70">208</text:span>, <text:span text:style-name="T70">212</text:span>);</text:p>
      <text:p text:style-name="P122"><text:span text:style-name="T1"><text:tab/>font</text:span>: <text:span text:style-name="T18">normal</text:span> <text:span text:style-name="T70">15pt</text:span> <text:span text:style-name="T18">verdana</text:span>;</text:p>
      <text:p text:style-name="P122">}</text:p>
      <text:p text:style-name="P122"><text:span text:style-name="T83">header</text:span>{</text:p>
      <text:p text:style-name="P122"><text:span text:style-name="T1"><text:tab/>color</text:span>:<text:span text:style-name="T18">white</text:span>;</text:p>
      <text:p text:style-name="P122"><text:span text:style-name="T1"><text:tab/>text-align</text:span>: <text:span text:style-name="T18">center</text:span>;</text:p>
      <text:p text:style-name="P122">}</text:p>
      <text:p text:style-name="P122"><text:span text:style-name="T83">section</text:span>{</text:p>
      <text:p text:style-name="P122"><text:span text:style-name="T1"><text:tab/>background</text:span>:<text:span text:style-name="T18">white</text:span>;</text:p>
      <text:p text:style-name="P122"><text:span text:style-name="T1"><text:tab/>border-radius</text:span>: <text:span text:style-name="T70">10px</text:span>;</text:p>
      <text:p text:style-name="P122"><text:span text:style-name="T1"><text:tab/>padding</text:span>: <text:span text:style-name="T70">15px</text:span>;</text:p>
      <text:p text:style-name="P122"><text:span text:style-name="T1"><text:tab/>width</text:span>: <text:span text:style-name="T70">500px</text:span>;</text:p>
      <text:p text:style-name="P122"><text:span text:style-name="T1"><text:tab/>margin</text:span>: <text:span text:style-name="T70">0</text:span> <text:span text:style-name="T18">auto</text:span>;</text:p>
      <text:p text:style-name="P122"><text:span text:style-name="T1"><text:tab/>box-shadow</text:span>: <text:span text:style-name="T70">5px</text:span> <text:span text:style-name="T70">5px</text:span> <text:span text:style-name="T70">10px</text:span> <text:span text:style-name="T14">rgba</text:span>(<text:span text:style-name="T70">0</text:span>, <text:span text:style-name="T70">0</text:span>, <text:span text:style-name="T70">0</text:span>, <text:span text:style-name="T70">0.609</text:span>); </text:p>
      <text:p text:style-name="P122">}</text:p>
      <text:p text:style-name="P122"><text:span text:style-name="T83">footer</text:span>{</text:p>
      <text:p text:style-name="P122"><text:span text:style-name="T1"><text:tab/>color</text:span>:<text:span text:style-name="T18">white</text:span>;</text:p>
      <text:p text:style-name="P122"><text:span text:style-name="T1"><text:tab/>text-align</text:span>: <text:span text:style-name="T18">center</text:span>;</text:p>
      <text:p text:style-name="P122"><text:span text:style-name="T1"><text:tab/>font-style</text:span>: <text:span text:style-name="T18">italic</text:span>;</text:p>
      <text:p text:style-name="P122">}</text:p>
      <text:p text:style-name="P41"/>
      <text:list xml:id="list214723130069361" text:continue-numbering="true" text:style-name="L7">
        <text:list-item>
          <text:p text:style-name="P174">Exercícios Java<text:span text:style-name="T87">S</text:span>cript – Parte 2</text:p>
        </text:list-item>
      </text:list>
      <text:p text:style-name="P40"/>
      <text:list xml:id="list214724618424974" text:continue-numbering="true" text:style-name="L7">
        <text:list-item>
          <text:p text:style-name="P174">Exercícios Java<text:span text:style-name="T87">S</text:span>cript – Parte 3</text:p>
        </text:list-item>
      </text:list>
      <text:p text:style-name="P93"/>
      <text:list xml:id="list214723633687186" text:continue-numbering="true" text:style-name="L7">
        <text:list-item>
          <text:p text:style-name="P175">Aula 13 – Repetições – <text:span text:style-name="T86">Parte 1</text:span></text:p>
        </text:list-item>
      </text:list>
      <text:p text:style-name="P83">Repetições/Laços</text:p>
      <text:p text:style-name="P63">Laço “enquanto”:<text:span text:style-name="T79"> </text:span><text:span text:style-name="T81">Testa a condição para depois executar o bloco/comando. Enquanto a condição for verdadeira, ele continuará a executar o bloco/comando.</text:span></text:p>
      <text:p text:style-name="P106"/>
      <text:p text:style-name="P83">while(condição){</text:p>
      <text:p text:style-name="P83"><text:tab/>comando</text:p>
      <text:p text:style-name="P83">}</text:p>
      <text:p text:style-name="P83"/>
      <text:p text:style-name="P84">Exemplo:</text:p>
      <text:p text:style-name="P43"/>
      <text:p text:style-name="P137"><text:span text:style-name="T54">var</text:span><text:span text:style-name="T45"> </text:span><text:span text:style-name="T7">computador</text:span><text:span text:style-name="T45"> = </text:span><text:span text:style-name="T71">1</text:span></text:p>
      <text:p text:style-name="P122"><text:span text:style-name="T78">while</text:span> (<text:span text:style-name="T1">computador</text:span> &lt;= <text:span text:style-name="T70">6</text:span>){</text:p>
      <text:p text:style-name="P122"><text:span text:style-name="T1"><text:tab/>console</text:span>.<text:span text:style-name="T14">log</text:span>((<text:span text:style-name="T18">'Tudo bem?'</text:span>))</text:p>
      <text:p text:style-name="P122"><text:span text:style-name="T1"><text:tab/>computador</text:span>++</text:p>
      <text:p text:style-name="P122"><text:soft-page-break/>}</text:p>
      <text:p text:style-name="P43"/>
      <text:p text:style-name="P43"/>
      <text:p text:style-name="P64">Laço “faça”:<text:span text:style-name="T79"> </text:span><text:span text:style-name="T81">Executa o bloco/comando para depois testar a condição. Enquanto a condição for verdadeira, ele continuará a executar o bloco/comando.</text:span></text:p>
      <text:p text:style-name="P106"/>
      <text:p text:style-name="P84">do{</text:p>
      <text:p text:style-name="P84"><text:tab/>comando</text:p>
      <text:p text:style-name="P84">}while(condição<text:span text:style-name="T85">)</text:span></text:p>
      <text:p text:style-name="P44"/>
      <text:p text:style-name="P137"><text:span text:style-name="T8">computador</text:span><text:span text:style-name="T47"> = </text:span><text:span text:style-name="T72">1</text:span></text:p>
      <text:p text:style-name="P122"><text:span text:style-name="T78">do</text:span>{</text:p>
      <text:p text:style-name="P122"><text:span text:style-name="T1"><text:tab/>console</text:span>.<text:span text:style-name="T14">log</text:span>(<text:span text:style-name="T18">`Passo </text:span><text:span text:style-name="T51">${</text:span><text:span text:style-name="T1">computador</text:span><text:span text:style-name="T51">}</text:span><text:span text:style-name="T18">`</text:span>)</text:p>
      <text:p text:style-name="P122"><text:span text:style-name="T1"><text:tab/>computador</text:span>++</text:p>
      <text:p text:style-name="P122">}<text:span text:style-name="T78">while</text:span>(<text:span text:style-name="T1">computador</text:span> &lt;= <text:span text:style-name="T70">6</text:span>)</text:p>
      <text:p text:style-name="P44"/>
      <text:list xml:id="list214723387151934" text:continue-numbering="true" text:style-name="L7">
        <text:list-item>
          <text:p text:style-name="P176">Aula 14<text:span text:style-name="T82"> – Repetições – </text:span>Parte 2</text:p>
        </text:list-item>
      </text:list>
      <text:p text:style-name="P86">Estrutura de repetição com variável de controle.</text:p>
      <text:p text:style-name="P86"><text:span text:style-name="T88">Laço “para”:</text:span><text:span text:style-name="T87"> </text:span>Inicia uma variável, executa um teste e se este teste for verdadeiro, executa o bloco, volta para o início e incrementa a variável. Realiza novamente o teste e se for verdadeiro continua a executar o bloco e incrementando, até o teste ser falso.</text:p>
      <text:p text:style-name="P42"/>
      <text:p text:style-name="P85">for(inicialização; teste; incremento){</text:p>
      <text:p text:style-name="P85"><text:tab/>comando</text:p>
      <text:p text:style-name="P85">}</text:p>
      <text:p text:style-name="P42"/>
      <text:p text:style-name="P132"><text:span text:style-name="T78">for</text:span>(<text:span text:style-name="T51">var</text:span> <text:span text:style-name="T1">computador</text:span> = <text:span text:style-name="T70">1</text:span>; <text:span text:style-name="T1">computador</text:span> &lt;= <text:span text:style-name="T70">5</text:span>; <text:span text:style-name="T1">computador</text:span>++){</text:p>
      <text:p text:style-name="P122"><text:span text:style-name="T1"><text:tab/>console</text:span>.<text:span text:style-name="T14">log</text:span>(<text:span text:style-name="T18">`Passo </text:span><text:span text:style-name="T51">${</text:span><text:span text:style-name="T1">computador</text:span><text:span text:style-name="T51">}</text:span><text:span text:style-name="T18">`</text:span>)</text:p>
      <text:p text:style-name="P122">}</text:p>
      <text:p text:style-name="P45"/>
      <text:list xml:id="list214724395010699" text:continue-numbering="true" text:style-name="L7">
        <text:list-item>
          <text:p text:style-name="P178">Exercícios JavaScript – Parte 4</text:p>
        </text:list-item>
      </text:list>
      <text:p text:style-name="P87"/>
      <text:p text:style-name="P48">Demonstração dos exercícios</text:p>
      <text:p text:style-name="P46"/>
      <text:list xml:id="list214724545332597" text:continue-numbering="true" text:style-name="L7">
        <text:list-item>
          <text:p text:style-name="P179">Exercícios JavaScript – Parte <text:span text:style-name="T89">5</text:span></text:p>
        </text:list-item>
      </text:list>
      <text:p text:style-name="P88">Para adicionar emoji no JavaScript:</text:p>
      <text:p text:style-name="P47"><text:a xlink:type="simple" xlink:href="https://unicode.org/emoji/charts/full-emoji-list.html" text:style-name="Internet_20_link" text:visited-style-name="Visited_20_Internet_20_Link">https://unicode.org/emoji/charts/full-emoji-list.html</text:a></text:p>
      <text:p text:style-name="P47">copia o código, apenas os caracteres após o símbolo de +, e no JavaScript digita: `\u{código}`. Ex.: `u\{1F600}`.</text:p>
      <text:p text:style-name="P47"/>
      <text:list xml:id="list214724126549750" text:continue-numbering="true" text:style-name="L7">
        <text:list-item>
          <text:p text:style-name="P179">Exercícios JavaScript – Parte <text:span text:style-name="T89">6</text:span></text:p>
        </text:list-item>
      </text:list>
      <text:p text:style-name="P94"/>
      <text:list xml:id="list214723270839010" text:continue-numbering="true" text:style-name="L7">
        <text:list-item>
          <text:p text:style-name="P177">Aula 1<text:span text:style-name="T90">5 – Variáveis Compostas</text:span></text:p>
        </text:list-item>
      </text:list>
      <text:p text:style-name="P49"><text:span text:style-name="T22">Variáveis simples</text:span> só conseguem armazenar <text:span text:style-name="T22">um valor</text:span> por vez.</text:p>
      <text:p text:style-name="P49"><text:span text:style-name="T22">Variáveis compostas</text:span> devem ser capazes de armazenar <text:span text:style-name="T22">vários valores</text:span> em uma mesma estrutura.</text:p>
      <text:p text:style-name="P50"><text:span text:style-name="T22">Variável composta = Array = vetor</text:span> → é uma variável que possui vários elementos, cada elemento é composto por seu valor e por uma chave de identificação (índice chave).</text:p>
      <text:p text:style-name="P51">Exemplo de declaração de array.:</text:p>
      <text:p text:style-name="P89">let numero = [5, 8, 4]</text:p>
      <text:p text:style-name="P51"><text:soft-page-break/>Para acrescentar valores em um array existente:</text:p>
      <text:p text:style-name="P51"><text:span text:style-name="T22">numero[3] = 6</text:span> → O array numero no índice 3 receberá o valor 6.</text:p>
      <text:p text:style-name="P51"><text:span text:style-name="T22">numero.push(7)</text:span> → O array numero no próximo índice receberá o valor 7.</text:p>
      <text:p text:style-name="P51">Para saber o tamanho do array, basta usar o atributo <text:span text:style-name="T22">length</text:span>:</text:p>
      <text:p text:style-name="P89">numero.length</text:p>
      <text:p text:style-name="P89"><text:span text:style-name="T63">Para organizar todos o elementos do array em ordem crescente, basta utilizar o método </text:span>sort()<text:span text:style-name="T63">:</text:span></text:p>
      <text:p text:style-name="P89">num<text:span text:style-name="T91">ero</text:span>.sort()</text:p>
      <text:p text:style-name="P51">Para mostrar apenas um valor de um array, basta declarar o array e entre <text:span text:style-name="T91">colchetes declarar o índice do valor a ser mostrado:</text:span></text:p>
      <text:p text:style-name="P52"><text:span text:style-name="T22">numero[0]</text:span> → irá mostrar o valor de índice zero no array.</text:p>
      <text:p text:style-name="P90">console.log(numero)<text:span text:style-name="T63"> → para mostrar todo o seu array.</text:span></text:p>
      <text:p text:style-name="P58">Outra forma é usando estrutura de repetição:</text:p>
      <text:p text:style-name="P125"><text:span text:style-name="T55">let</text:span><text:span text:style-name="T49"> </text:span><text:span text:style-name="T9">valores</text:span><text:span text:style-name="T49"> = [</text:span><text:span text:style-name="T73">3</text:span><text:span text:style-name="T49">, </text:span><text:span text:style-name="T73">6</text:span><text:span text:style-name="T49">, </text:span><text:span text:style-name="T73">5</text:span><text:span text:style-name="T49">, </text:span><text:span text:style-name="T73">9</text:span><text:span text:style-name="T49">, </text:span><text:span text:style-name="T73">1</text:span><text:span text:style-name="T49">, </text:span><text:span text:style-name="T73">7</text:span><text:span text:style-name="T49">, </text:span><text:span text:style-name="T73">8</text:span><text:span text:style-name="T49">, </text:span><text:span text:style-name="T73">0</text:span><text:span text:style-name="T49">, </text:span><text:span text:style-name="T73">10</text:span><text:span text:style-name="T49">]</text:span></text:p>
      <text:p text:style-name="P122"><text:span text:style-name="T78">for</text:span> (<text:span text:style-name="T51">let</text:span> <text:span text:style-name="T1">contador</text:span> = <text:span text:style-name="T70">0</text:span>; <text:span text:style-name="T1">contador</text:span> &lt; <text:span text:style-name="T1">valores</text:span>.<text:span text:style-name="T1">length</text:span>; <text:span text:style-name="T1">contador</text:span>++){</text:p>
      <text:p text:style-name="P122"><text:span text:style-name="T1"><text:tab/>console</text:span>.<text:span text:style-name="T14">log</text:span>(<text:span text:style-name="T18">`A posição </text:span><text:span text:style-name="T51">${</text:span><text:span text:style-name="T1">contador</text:span><text:span text:style-name="T51">}</text:span><text:span text:style-name="T18"> tem o valor: </text:span><text:span text:style-name="T51">${</text:span><text:span text:style-name="T1">valores</text:span>[<text:span text:style-name="T1">contador</text:span>]<text:span text:style-name="T51">}</text:span><text:span text:style-name="T18">.`</text:span>)</text:p>
      <text:p text:style-name="P122">}</text:p>
      <text:p text:style-name="P107"/>
      <text:p text:style-name="P6"><text:span text:style-name="T48">E outra forma mais simples é usado a estrutura de repetição </text:span><text:span text:style-name="T28">for in</text:span><text:span text:style-name="T48">:</text:span></text:p>
      <text:p text:style-name="P124"><text:span text:style-name="T78">for</text:span>(<text:span text:style-name="T51">let</text:span> <text:span text:style-name="T1">contador</text:span> <text:span text:style-name="T51">in</text:span> <text:span text:style-name="T1">valores</text:span>){</text:p>
      <text:p text:style-name="P124"><text:span text:style-name="T1"><text:tab/>console</text:span>.<text:span text:style-name="T14">log</text:span>(<text:span text:style-name="T18">`A posição </text:span><text:span text:style-name="T51">${</text:span><text:span text:style-name="T1">contador</text:span><text:span text:style-name="T51">}</text:span><text:span text:style-name="T18"> tem o valor: </text:span><text:span text:style-name="T51">${</text:span><text:span text:style-name="T1">valores</text:span>[<text:span text:style-name="T1">contador</text:span>]<text:span text:style-name="T51">}</text:span><text:span text:style-name="T18">.`</text:span>)</text:p>
      <text:p text:style-name="P138">}</text:p>
      <text:p text:style-name="P50"/>
      <text:p text:style-name="P53">O <text:span text:style-name="T22">for in</text:span> só funciona para objetos e arrays. Estrutura básica do <text:span text:style-name="T22">for in</text:span>:</text:p>
      <text:p text:style-name="P53"/>
      <text:p text:style-name="P108">for(let posicao in numero){</text:p>
      <text:p text:style-name="P108">console.log(`A posição ${posicao} tem o valor: ${numero[contador]}.`)</text:p>
      <text:p text:style-name="P108">}</text:p>
      <text:p text:style-name="P60">A leitura é feita da seguinte maneira: Para cada posição em numero, realize o bloco abaixo.</text:p>
      <text:p text:style-name="P60"/>
      <text:p text:style-name="P60"><text:span text:style-name="T27">n</text:span><text:span text:style-name="T22">umero.indexOf(7)</text:span> → Para buscar um valor dentro do array. Neste caso irá buscar o valor 7 dentro do array e irá retorna a sua chave/índice. <text:span text:style-name="T92">Quando o valor procurado dentro do array não existir, a pesquisa retornará -1.</text:span></text:p>
      <text:p text:style-name="P60"/>
      <text:list xml:id="list214723526310871" text:continue-numbering="true" text:style-name="L7">
        <text:list-item>
          <text:p text:style-name="P183">Aula 16 – Funções</text:p>
        </text:list-item>
      </text:list>
      <text:p text:style-name="P54">Toda função tem uma <text:span text:style-name="T22">chamada</text:span>, comando para iniciar a função, parâmetro, ação e retorno.</text:p>
      <text:p text:style-name="P54"><text:span text:style-name="T22">Funções</text:span> <text:span text:style-name="T22">→</text:span> São <text:span text:style-name="T22">ações</text:span> executadas assim que são <text:span text:style-name="T22">chamadas</text:span> ou em decorrência de algum <text:span text:style-name="T22">evento</text:span>. Uma função pode receber parâmetros e retornar um resultado.</text:p>
      <text:p text:style-name="P54">Estrutura básica:</text:p>
      <text:p text:style-name="P54"/>
      <text:p text:style-name="P109">function ação(parâmetro formal){</text:p>
      <text:p text:style-name="P109"><text:tab/>bloco a ser executado → ação</text:p>
      <text:p text:style-name="P109"><text:tab/>return resposta - retorno</text:p>
      <text:p text:style-name="P109">}</text:p>
      <text:p text:style-name="P109">ação(parâmetro real) → chamada</text:p>
      <text:p text:style-name="P54"/>
      <text:p text:style-name="P54"/>
      <text:p text:style-name="P55"><text:soft-page-break/>Exemplo:</text:p>
      <text:p text:style-name="P143"><text:span text:style-name="T51">function</text:span> <text:span text:style-name="T14">parImpar</text:span>(<text:span text:style-name="T1">numero</text:span>){</text:p>
      <text:p text:style-name="P122"><text:span text:style-name="T78"><text:tab/>if</text:span>(<text:span text:style-name="T1">numero</text:span> % <text:span text:style-name="T70">2</text:span> == <text:span text:style-name="T70">0</text:span>){</text:p>
      <text:p text:style-name="P122"><text:span text:style-name="T78"><text:tab/><text:tab/>return</text:span> <text:span text:style-name="T18">'Par'</text:span></text:p>
      <text:p text:style-name="P122"><text:tab/>} <text:span text:style-name="T78">else</text:span> {</text:p>
      <text:p text:style-name="P122"><text:span text:style-name="T78"><text:tab/><text:tab/>return</text:span> <text:span text:style-name="T18">'Impar'</text:span></text:p>
      <text:p text:style-name="P122"><text:tab/>}</text:p>
      <text:p text:style-name="P122">}</text:p>
      <text:p text:style-name="P122"><text:span text:style-name="T1">valor</text:span> = <text:span text:style-name="T70">4</text:span></text:p>
      <text:p text:style-name="P122"><text:span text:style-name="T1">console</text:span>.<text:span text:style-name="T14">log</text:span>(<text:span text:style-name="T18">`O número </text:span><text:span text:style-name="T51">${</text:span><text:span text:style-name="T1">valor</text:span><text:span text:style-name="T51">}</text:span><text:span text:style-name="T18"> é </text:span><text:span text:style-name="T51">${</text:span><text:span text:style-name="T14">parImpar</text:span>(<text:span text:style-name="T1">valor</text:span>)<text:span text:style-name="T51">}</text:span><text:span text:style-name="T18">!`</text:span>)</text:p>
      <text:p text:style-name="P141"/>
      <text:p text:style-name="P56">Podemos também determinar o valor inicial dos parâmetros formais, caso seja passado apenas um parâmetro real, a função funcionará corretamente. Se o valor inicial dos parâmetros formais não forem determinados, a função poderá apresentar um erro, NaN.</text:p>
      <text:p text:style-name="P56"/>
      <text:p text:style-name="P133"><text:span text:style-name="T51">function</text:span> <text:span text:style-name="T14">soma</text:span>(<text:span text:style-name="T1">numeroA</text:span> = <text:span text:style-name="T70">0</text:span>, <text:span text:style-name="T1">numeroB</text:span> = <text:span text:style-name="T70">0</text:span>) {</text:p>
      <text:p text:style-name="P122"><text:span text:style-name="T78"><text:tab/>return</text:span> <text:span text:style-name="T1">numeroA</text:span> + <text:span text:style-name="T1">numeroB</text:span></text:p>
      <text:p text:style-name="P122">}</text:p>
      <text:p text:style-name="P122"><text:span text:style-name="T51">let</text:span> <text:span text:style-name="T1">resultado</text:span> = <text:span text:style-name="T14">soma</text:span>(<text:span text:style-name="T70">2</text:span>)</text:p>
      <text:p text:style-name="P122"><text:span text:style-name="T1">console</text:span>.<text:span text:style-name="T14">log</text:span>(<text:span text:style-name="T1">resultado</text:span>)</text:p>
      <text:p text:style-name="P55"/>
      <text:p text:style-name="P56">podemos também colocar uma função dentro de uma variável e executá-la:</text:p>
      <text:p text:style-name="P56"/>
      <text:p text:style-name="P133"><text:span text:style-name="T51">let</text:span> <text:span text:style-name="T14">dobro</text:span> = <text:span text:style-name="T51">function</text:span>(<text:span text:style-name="T1">x</text:span>) {</text:p>
      <text:p text:style-name="P122"><text:span text:style-name="T78"><text:tab/>return</text:span> <text:span text:style-name="T1">x</text:span>*<text:span text:style-name="T70">2</text:span></text:p>
      <text:p text:style-name="P122">}</text:p>
      <text:p text:style-name="P122"><text:span text:style-name="T1">console</text:span>.<text:span text:style-name="T14">log</text:span>(<text:span text:style-name="T14">dobro</text:span>(<text:span text:style-name="T70">6</text:span>))</text:p>
      <text:p text:style-name="P55"/>
      <text:p text:style-name="P57">Outro exemplo:</text:p>
      <text:p text:style-name="P57"/>
      <text:p text:style-name="P134"><text:span text:style-name="T51">function</text:span> <text:span text:style-name="T14">fatorial</text:span>(<text:span text:style-name="T1">numero</text:span>){</text:p>
      <text:p text:style-name="P122"><text:span text:style-name="T51">let</text:span> <text:span text:style-name="T1">fat</text:span> = <text:span text:style-name="T70">1</text:span></text:p>
      <text:p text:style-name="P122"><text:span text:style-name="T78">for</text:span>(<text:span text:style-name="T51">let</text:span> <text:span text:style-name="T1">contador</text:span> = <text:span text:style-name="T1">numero</text:span>; <text:span text:style-name="T1">contador</text:span> &gt; <text:span text:style-name="T70">1</text:span>; <text:span text:style-name="T1">contador</text:span>--){</text:p>
      <text:p text:style-name="P122"><text:span text:style-name="T1"><text:tab/>fat</text:span> *= <text:span text:style-name="T1">contador</text:span></text:p>
      <text:p text:style-name="P122">}</text:p>
      <text:p text:style-name="P122"><text:span text:style-name="T78"><text:tab/>return</text:span> <text:span text:style-name="T1">fat</text:span></text:p>
      <text:p text:style-name="P122">}</text:p>
      <text:p text:style-name="P122"><text:span text:style-name="T1">console</text:span>.<text:span text:style-name="T14">log</text:span>(<text:span text:style-name="T14">fatorial</text:span>(<text:span text:style-name="T70">3</text:span>))</text:p>
      <text:p text:style-name="P55"/>
      <text:p text:style-name="P55"/>
      <text:list xml:id="list214723929211754" text:continue-numbering="true" text:style-name="L7">
        <text:list-item>
          <text:p text:style-name="P180">Exercícios JavaScript – Parte <text:span text:style-name="T93">7</text:span></text:p>
        </text:list-item>
      </text:list>
      <text:p text:style-name="P59"/>
      <text:list xml:id="list214722921084198" text:continue-numbering="true" text:style-name="L7">
        <text:list-item>
          <text:p text:style-name="P181">Exercícios JavaScript – Parte <text:span text:style-name="T94">8</text:span></text:p>
        </text:list-item>
      </text:list>
      <text:p text:style-name="P182"/>
      <text:list xml:id="list214724195916692" text:continue-numbering="true" text:style-name="L7">
        <text:list-item>
          <text:p text:style-name="P184">Próximos Passos</text:p>
        </text:list-item>
      </text:list>
      <text:p text:style-name="P196">Curso de HTML5 e CSS</text:p>
      <text:p text:style-name="P196">Estudar funções</text:p>
      <text:p text:style-name="P196">Estudar objetos</text:p>
      <text:p text:style-name="P196">Estudar modularização</text:p>
      <text:p text:style-name="P196">Estudar expressões regulares</text:p>
      <text:p text:style-name="P196"><text:soft-page-break/>Estudar JSON</text:p>
      <text:p text:style-name="P196">Estudar AJAX</text:p>
      <text:p text:style-name="P196">Estudar NodeJS</text:p>
      <text:p text:style-name="P196"/>
      <text:p text:style-name="P19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1T20:57:33.983777748</meta:creation-date>
    <dc:date>2021-06-13T21:47:22.442013635</dc:date>
    <meta:editing-duration>PT11H48M46S</meta:editing-duration>
    <meta:editing-cycles>19</meta:editing-cycles>
    <meta:generator>LibreOffice/6.1.5.2$Linux_X86_64 LibreOffice_project/10$Build-2</meta:generator>
    <meta:document-statistic meta:table-count="5" meta:image-count="0" meta:object-count="0" meta:page-count="15" meta:paragraph-count="568" meta:word-count="2491" meta:character-count="16097" meta:non-whitespace-character-count="13985"/>
  </office:meta>
</office:document-meta>
</file>